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ffff00"/>
      <style:paragraph-properties fo:margin-left="0in" fo:margin-right="0in" fo:text-align="justify" style:justify-single-word="false" fo:text-indent="0.1965in" style:auto-text-indent="false" fo:background-color="#ffff00">
        <style:background-image/>
      </style:paragraph-properties>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bold" fo:background-color="#ffff00" style:font-style-asian="normal" style:font-weight-asian="bold" style:font-style-complex="normal" style:font-weight-complex="bold"/>
    </style:style>
    <style:style style:name="P10"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1" style:family="paragraph" style:parent-style-name="Text_20_body">
      <loext:graphic-properties draw:fill="solid" draw:fill-color="#ffff00"/>
      <style:paragraph-properties fo:margin-left="0in" fo:margin-right="0in" fo:text-align="justify" style:justify-single-word="false" fo:text-indent="0.1965in" style:auto-text-indent="false" fo:background-color="#ffff00">
        <style:background-image/>
      </style:paragraph-properties>
      <style:text-properties fo:language="en" fo:country="US"/>
    </style:style>
    <style:style style:name="P12"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1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1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17" style:family="paragraph" style:parent-style-name="Text_20_body">
      <style:paragraph-properties fo:margin-left="0in" fo:margin-right="0in" fo:text-align="justify" style:justify-single-word="false" fo:text-indent="0.1965in" style:auto-text-indent="false"/>
      <style:text-properties fo:color="#6666ff"/>
    </style:style>
    <style:style style:name="P1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color="#00ccff"/>
    </style:style>
    <style:style style:name="P20" style:family="paragraph" style:parent-style-name="Text_20_body">
      <style:paragraph-properties fo:margin-left="0in" fo:margin-right="0in" fo:text-align="justify" style:justify-single-word="false" fo:text-indent="0.1965in" style:auto-text-indent="false"/>
      <style:text-properties fo:color="#800000"/>
    </style:style>
    <style:style style:name="P2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2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ffff"/>
    </style:style>
    <style:style style:name="P2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2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27" style:family="paragraph" style:parent-style-name="Text_20_body">
      <loext:graphic-properties draw:fill="none" draw:fill-color="#ffffff"/>
      <style:paragraph-properties fo:margin-left="0in" fo:margin-right="0in" fo:text-align="justify" style:justify-single-word="false" fo:text-indent="0.1965in" style:auto-text-indent="false"/>
      <style:text-properties fo:background-color="transparent"/>
    </style:style>
    <style:style style:name="P2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2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30" style:family="paragraph" style:parent-style-name="Text_20_body">
      <style:paragraph-properties fo:margin-left="0in" fo:margin-right="0in" fo:text-align="justify" style:justify-single-word="false" fo:text-indent="0.1965in" style:auto-text-indent="false"/>
      <style:text-properties fo:font-style="normal" fo:font-weight="bold" fo:background-color="#ffff00" style:font-style-asian="normal" style:font-weight-asian="bold" style:font-style-complex="normal" style:font-weight-complex="bold"/>
    </style:style>
    <style:style style:name="P31"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3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officeooo:paragraph-rsid="0009a0c3"/>
    </style:style>
    <style:style style:name="P3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3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3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98f95"/>
    </style:style>
    <style:style style:name="P3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3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rsid="00098f95" officeooo:paragraph-rsid="00098f95"/>
    </style:style>
    <style:style style:name="P3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3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style:style>
    <style:style style:name="P4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4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42"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4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4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style>
    <style:style style:name="P4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46" style:family="paragraph" style:parent-style-name="Text_20_body">
      <style:text-properties fo:language="ru" fo:country="RU"/>
    </style:style>
    <style:style style:name="P47" style:family="paragraph" style:parent-style-name="Text_20_body">
      <style:paragraph-properties fo:text-align="justify" style:justify-single-word="false"/>
      <style:text-properties fo:language="ru" fo:country="RU"/>
    </style:style>
    <style:style style:name="P48" style:family="paragraph" style:parent-style-name="Text_20_body">
      <style:paragraph-properties fo:text-align="justify" style:justify-single-word="false"/>
    </style:style>
    <style:style style:name="P49" style:family="paragraph" style:parent-style-name="Text_20_body">
      <style:paragraph-properties fo:margin-top="0in" fo:margin-bottom="0.0835in" loext:contextual-spacing="false" fo:text-align="justify" style:justify-single-word="false"/>
      <style:text-properties fo:language="ru" fo:country="RU"/>
    </style:style>
    <style:style style:name="P50" style:family="paragraph" style:parent-style-name="Text_20_body">
      <style:paragraph-properties fo:margin-top="0in" fo:margin-bottom="0.0835in" loext:contextual-spacing="false" fo:text-align="justify" style:justify-single-word="false"/>
      <style:text-properties fo:language="en" fo:country="US"/>
    </style:style>
    <style:style style:name="P51" style:family="paragraph" style:parent-style-name="Text_20_body">
      <style:paragraph-properties fo:margin-top="0in" fo:margin-bottom="0.0835in" loext:contextual-spacing="false" fo:text-align="justify" style:justify-single-word="false"/>
      <style:text-properties style:use-window-font-color="true" fo:language="ru" fo:country="RU"/>
    </style:style>
    <style:style style:name="P52" style:family="paragraph" style:parent-style-name="Text_20_body">
      <style:paragraph-properties fo:margin-top="0in" fo:margin-bottom="0.0835in" loext:contextual-spacing="false" fo:text-align="justify" style:justify-single-word="false"/>
      <style:text-properties style:use-window-font-color="true" fo:language="ru" fo:country="RU" fo:background-color="transparent"/>
    </style:style>
    <style:style style:name="P53" style:family="paragraph" style:parent-style-name="Text_20_body">
      <style:paragraph-properties fo:margin-top="0in" fo:margin-bottom="0.0835in" loext:contextual-spacing="false" fo:text-align="justify" style:justify-single-word="false"/>
      <style:text-properties fo:color="#ff3333" fo:language="ru" fo:country="RU"/>
    </style:style>
    <style:style style:name="P54" style:family="paragraph" style:parent-style-name="Text_20_body">
      <style:paragraph-properties fo:margin-top="0in" fo:margin-bottom="0.0835in" loext:contextual-spacing="false" fo:text-align="justify" style:justify-single-word="false"/>
      <style:text-properties fo:color="#ff3333" fo:language="ru" fo:country="RU" fo:background-color="transparent"/>
    </style:style>
    <style:style style:name="P55"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fo:language="ru" fo:country="RU"/>
    </style:style>
    <style:style style:name="P56" style:family="paragraph" style:parent-style-name="First_20_line_20_indent">
      <style:text-properties fo:language="ru" fo:country="RU"/>
    </style:style>
    <style:style style:name="P57" style:family="paragraph" style:parent-style-name="First_20_line_20_indent">
      <style:text-properties fo:font-size="15pt" fo:language="ru" fo:country="RU" style:font-size-asian="15pt" style:font-size-complex="15pt"/>
    </style:style>
    <style:style style:name="P58" style:family="paragraph" style:parent-style-name="First_20_line_20_indent">
      <style:paragraph-properties fo:margin-left="0in" fo:margin-right="0in" fo:text-indent="0in" style:auto-text-indent="false"/>
      <style:text-properties fo:language="ru" fo:country="RU"/>
    </style:style>
    <style:style style:name="P59" style:family="paragraph" style:parent-style-name="Text_20_body">
      <style:paragraph-properties fo:margin-left="0in" fo:margin-right="0in" fo:margin-top="0in" fo:margin-bottom="0.0835in" loext:contextual-spacing="false" fo:text-align="justify" style:justify-single-word="false" fo:text-indent="0in" style:auto-text-indent="false"/>
    </style:style>
    <style:style style:name="P60"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fo:language="ru" fo:country="RU"/>
    </style:style>
    <style:style style:name="P61" style:family="paragraph" style:parent-style-name="Text_20_body">
      <style:paragraph-properties fo:margin-left="0in" fo:margin-right="0in" fo:margin-top="0in" fo:margin-bottom="0.0835in" loext:contextual-spacing="false" fo:text-align="center" style:justify-single-word="false" fo:text-indent="0in" style:auto-text-indent="false"/>
      <style:text-properties fo:language="ru" fo:country="RU"/>
    </style:style>
    <style:style style:name="P62"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en" fo:country="US"/>
    </style:style>
    <style:style style:name="P63"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style:style>
    <style:style style:name="P64"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fo:language="en" fo:country="US"/>
    </style:style>
    <style:style style:name="P65" style:family="paragraph" style:parent-style-name="Text_20_body">
      <style:paragraph-properties fo:margin-left="0in" fo:margin-right="0in" fo:margin-top="0in" fo:margin-bottom="0.0835in" loext:contextual-spacing="false" fo:text-align="center" style:justify-single-word="false" fo:text-indent="0in" style:auto-text-indent="false"/>
      <style:text-properties fo:language="en" fo:country="US"/>
    </style:style>
    <style:style style:name="P66" style:family="paragraph" style:parent-style-name="Text_20_body">
      <style:paragraph-properties fo:margin-left="0in" fo:margin-right="0in" fo:text-align="justify" style:justify-single-word="false" fo:text-indent="0in" style:auto-text-indent="false"/>
    </style:style>
    <style:style style:name="P67" style:family="paragraph" style:parent-style-name="Text_20_body">
      <style:paragraph-properties fo:margin-left="0in" fo:margin-right="0in" fo:text-align="justify" style:justify-single-word="false" fo:text-indent="0in" style:auto-text-indent="false"/>
      <style:text-properties fo:color="#800000"/>
    </style:style>
    <style:style style:name="P68" style:family="paragraph" style:parent-style-name="Text_20_body">
      <style:paragraph-properties fo:margin-left="0in" fo:margin-right="0in" fo:text-align="center" style:justify-single-word="false" fo:text-indent="0in" style:auto-text-indent="false"/>
    </style:style>
    <style:style style:name="P69" style:family="paragraph" style:parent-style-name="Footnote">
      <style:text-properties fo:language="en" fo:country="US"/>
    </style:style>
    <style:style style:name="P70" style:family="paragraph" style:parent-style-name="Footnote">
      <style:text-properties fo:language="ru" fo:country="RU"/>
    </style:style>
    <style:style style:name="P71" style:family="paragraph" style:parent-style-name="Text_20_body" style:list-style-name="L1">
      <style:paragraph-properties fo:text-align="justify" style:justify-single-word="false"/>
    </style:style>
    <style:style style:name="P72" style:family="paragraph" style:parent-style-name="Text_20_body" style:list-style-name="L1">
      <style:paragraph-properties fo:text-align="justify" style:justify-single-word="false"/>
      <style:text-properties fo:language="ru" fo:country="RU"/>
    </style:style>
    <style:style style:name="P73" style:family="paragraph" style:parent-style-name="Text_20_body" style:list-style-name="L2">
      <style:paragraph-properties fo:text-align="justify" style:justify-single-word="false"/>
      <style:text-properties fo:language="ru" fo:country="RU"/>
    </style:style>
    <style:style style:name="P74" style:family="paragraph" style:parent-style-name="Text_20_body" style:list-style-name="L3">
      <style:text-properties fo:language="ru" fo:country="RU"/>
    </style:style>
    <style:style style:name="P7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76" style:family="paragraph" style:parent-style-name="Text_20_body">
      <loext:graphic-properties draw:fill="solid" draw:fill-color="#ffff00"/>
      <style:paragraph-properties fo:margin-left="0in" fo:margin-right="0in" fo:text-align="justify" style:justify-single-word="false" fo:text-indent="0.1965in" style:auto-text-indent="false" fo:background-color="#ffff00">
        <style:background-image/>
      </style:paragraph-properties>
    </style:style>
    <style:style style:name="P77" style:family="paragraph" style:parent-style-name="Text_20_body">
      <loext:graphic-properties draw:fill="none" draw:fill-color="#ffffff"/>
      <style:paragraph-properties fo:margin-left="0in" fo:margin-right="0in" fo:text-align="justify" style:justify-single-word="false" fo:text-indent="0.1965in" style:auto-text-indent="false"/>
    </style:style>
    <style:style style:name="P78" style:family="paragraph" style:parent-style-name="Text_20_body" style:list-style-name="L5">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79" style:family="paragraph" style:parent-style-name="Text_20_body" style:list-style-name="L6">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80" style:family="paragraph" style:parent-style-name="Text_20_body" style:list-style-name="L8">
      <style:paragraph-properties fo:margin-top="0in" fo:margin-bottom="0.0835in" loext:contextual-spacing="false" fo:text-align="justify" style:justify-single-word="false"/>
      <style:text-properties fo:language="en" fo:country="US"/>
    </style:style>
    <style:style style:name="P81" style:family="paragraph" style:parent-style-name="Text_20_body" style:list-style-name="L8">
      <style:paragraph-properties fo:margin-top="0in" fo:margin-bottom="0.0835in" loext:contextual-spacing="false" fo:text-align="justify" style:justify-single-word="false"/>
      <style:text-properties fo:color="#ff3333" fo:language="ru" fo:country="RU"/>
    </style:style>
    <style:style style:name="P82" style:family="paragraph" style:parent-style-name="Heading_20_2">
      <style:text-properties fo:language="ru" fo:country="RU"/>
    </style:style>
    <style:style style:name="P83" style:family="paragraph" style:parent-style-name="Heading_20_1">
      <style:paragraph-properties fo:margin-left="0in" fo:margin-right="0in" fo:text-align="center" style:justify-single-word="false" fo:text-indent="0.1965in" style:auto-text-indent="false"/>
    </style:style>
    <style:style style:name="P84" style:family="paragraph" style:parent-style-name="First_20_line_20_indent" style:list-style-name="L7">
      <style:paragraph-properties fo:margin-left="0in" fo:margin-right="0in" fo:text-indent="0in" style:auto-text-indent="fals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officeooo:rsid="00098f95"/>
    </style:style>
    <style:style style:name="T4" style:family="text">
      <style:text-properties fo:language="ru" fo:country="RU" officeooo:rsid="0009a0c3"/>
    </style:style>
    <style:style style:name="T5" style:family="text">
      <style:text-properties fo:language="en" fo:country="US"/>
    </style:style>
    <style:style style:name="T6" style:family="text">
      <style:text-properties fo:color="#ff3333"/>
    </style:style>
    <style:style style:name="T7" style:family="text">
      <style:text-properties fo:color="#ff3333" fo:language="ru" fo:country="RU"/>
    </style:style>
    <style:style style:name="T8" style:family="text">
      <style:text-properties fo:font-style="italic" style:font-style-asian="italic" style:font-style-complex="italic"/>
    </style:style>
    <style:style style:name="T9" style:family="text">
      <style:text-properties fo:color="#6666ff" fo:language="ru" fo:country="RU"/>
    </style:style>
    <style:style style:name="T10" style:family="text">
      <style:text-properties fo:color="#800000"/>
    </style:style>
    <style:style style:name="T11" style:family="text">
      <style:text-properties fo:color="#800000" fo:language="ru" fo:country="RU"/>
    </style:style>
    <style:style style:name="T12" style:family="text">
      <style:text-properties fo:color="#800000" fo:language="en" fo:country="US"/>
    </style:style>
    <style:style style:name="T13" style:family="text">
      <style:text-properties fo:color="#ff6600" fo:language="ru" fo:country="RU"/>
    </style:style>
    <style:style style:name="T14" style:family="text">
      <style:text-properties fo:font-weight="bold" style:font-weight-asian="bold" style:font-weight-complex="bold"/>
    </style:style>
    <style:style style:name="T15" style:family="text">
      <style:text-properties style:use-window-font-color="true"/>
    </style:style>
    <style:style style:name="T16" style:family="text">
      <style:text-properties fo:background-color="transparent" loext:char-shading-value="0"/>
    </style:style>
    <style:style style:name="T17" style:family="text">
      <style:text-properties style:text-position="super 58%"/>
    </style:style>
    <style:style style:name="T18" style:family="text">
      <style:text-properties officeooo:rsid="0007871d"/>
    </style:style>
    <style:style style:name="T19" style:family="text">
      <style:text-properties officeooo:rsid="00098f95"/>
    </style:style>
    <style:style style:name="T20" style:family="text">
      <style:text-properties officeooo:rsid="000c7ad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3" text:outline-level="1">Последний фанфик</text:h>
      <text:p text:style-name="P1"/>
      <text:p text:style-name="P4">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547426519730628791" text:style-name="L1">
        <text:list-item>
          <text:p text:style-name="P71">добавить детектив <text:span text:style-name="T1">(реализовано)</text:span>+ магические уроки/трактаты Старсвирла</text:p>
        </text:list-item>
        <text:list-item>
          <text:p text:style-name="P72">Терра несколько раз пытается убить Макса (один раз — в аквапарке). Несколько раз Макса спасает Селестия (даёт приказы Нексусу)</text:p>
        </text:list-item>
        <text:list-item>
          <text:p text:style-name="P72">Книги:</text:p>
        </text:list-item>
      </text:list>
      <text:list xml:id="list4708763451461233293" text:style-name="L2">
        <text:list-item>
          <text:p text:style-name="P73">«Великие грифоны прошлого» - из канона (5<text:span text:style-name="T5">s8e)</text:span></text:p>
        </text:list-item>
        <text:list-item>
          <text:p text:style-name="P73">«Высшие заклинания в повседневном использовании: от песчинки до дворца»</text:p>
        </text:list-item>
        <text:list-item>
          <text:p text:style-name="P73">«Малоизвестные аспекты магии трансформаций»</text:p>
        </text:list-item>
        <text:list-item>
          <text:p text:style-name="P7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3">Дасти Вейфарер «Зебрианская культура, быт и фольклор»</text:p>
        </text:list-item>
        <text:list-item>
          <text:p text:style-name="P73">«Краткая история Эквестрии»</text:p>
        </text:list-item>
        <text:list-item>
          <text:p text:style-name="P73">«Шедевры архитектуры Эквестрии» с разделом о Кантерлотском Королевском Дворце</text:p>
        </text:list-item>
        <text:list-item>
          <text:p text:style-name="P73">«Великие дела и великие чары». Страница 893: …</text:p>
        </text:list-item>
        <text:list-item>
          <text:p text:style-name="P73">Трактат Свирла Бородатого “Основы магического искусства” <text:span text:style-name="T5">(</text:span>моё)</text:p>
        </text:list-item>
      </text:list>
      <text:p text:style-name="P4"/>
      <text:h text:style-name="Heading_20_2" text:outline-level="2"><text:soft-page-break/>Факты об Эквестрии <text:span text:style-name="T1">(согласовать с вики)</text:span></text:h>
      <text:list xml:id="list6908483909312824529" text:style-name="L3">
        <text:list-item>
          <text:p text:style-name="P7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4">Селестия — переменчивая пони. В одно время не строгая, а в другое может быть такой, что страшно становится</text:p>
        </text:list-item>
        <text:list-item>
          <text:p text:style-name="P7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4">Около 820-ти лет назад будущий маг Лайтнинг Стар поступил на обучение к наставнику Тииспоту</text:p>
        </text:list-item>
        <text:list-item>
          <text:p text:style-name="P7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4">У Селестии грива и хвост развеваются и переливаются от магического шампуня</text:p>
        </text:list-item>
        <text:list-item>
          <text:p text:style-name="P74">Тело Селестии очень крепкое — может выдержать несколько тонн земли</text:p>
        </text:list-item>
        <text:list-item>
          <text:p text:style-name="P74">Дискорд намного старше принцесс, его магия сильнее ихней на голову</text:p>
        </text:list-item>
        <text:list-item>
          <text:p text:style-name="P74">Луна младше Селестии на 3 года. Сёстрам около 5000 лет</text:p>
        </text:list-item>
        <text:list-item>
          <text:p text:style-name="P74">Принцессы начали войну с Дискордом в возрасте, когда им было около 700 лет — и продолжалась война почти сто лет</text:p>
        </text:list-item>
        <text:list-item>
          <text:p text:style-name="P74">Самый главный враг сестёр и Дискорда — скука</text:p>
        </text:list-item>
        <text:list-item>
          <text:p text:style-name="P74">В Эквестрии на одного жеребца приходится четыре - пять кобыл</text:p>
        </text:list-item>
        <text:list-item>
          <text:p text:style-name="P7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4">Селестия в первые полторы тысячи лет путешествовала — и заварила несколько войн (две — с Эквестрией, в одной была против Луны)</text:p>
        </text:list-item>
        <text:list-item>
          <text:p text:style-name="P74">Настоящий цвет гривы Селестии — клубнично-розовая. Радужный цвет гривы и хвоста поддерживается магией</text:p>
        </text:list-item>
        <text:list-item>
          <text:p text:style-name="P74">Кроме Дискорда, старше сестёр ещё старейшина драконов</text:p>
        </text:list-item>
        <text:list-item>
          <text:p text:style-name="P74">Кэйденс не прожила и 60-ти лет и является низкорожденной</text:p>
        </text:list-item>
        <text:list-item>
          <text:p text:style-name="P7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4">Народ тихо фигел от нововведений и с ещё большим ожесточением продолжал делать по-своему</text:p>
        </text:list-item>
        <text:list-item>
          <text:p text:style-name="P74"><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4">Когда пони женятся, они обмениваются ножными браслетами</text:p>
        </text:list-item>
        <text:list-item>
          <text:p text:style-name="P74">Светилами, кроме сестёр, могут управлять единороги (группы), Дискорд, Твайлайт и Старсвирл</text:p>
        </text:list-item>
        <text:list-item>
          <text:p text:style-name="P74">Королева Кризалис — правительница Зелёной Долины</text:p>
        </text:list-item>
        <text:list-item>
          <text:p text:style-name="P74">Мать Луны и Селестии — аликорн Лорен. Мать Дискорда — Алиса (пони-человек)</text:p>
        </text:list-item>
        <text:list-item>
          <text:p text:style-name="P7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8">Искусственный интеллект. Создан Владом и Максом. Разработан для управления корпорациями.</text:p>
      <text:h text:style-name="Heading_20_3" text:outline-level="3">Селестия</text:h>
      <text:p text:style-name="P4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6">Единорог. Холост, молод, мечтателен. Живёт в Кантерлоте. В свободное время рисует облака.</text:p>
      <text:h text:style-name="Heading_20_3" text:outline-level="3">Алекс</text:h>
      <text:p text:style-name="P66">Менеджер проектов, над одним из которых (Нексус) работает Макс.</text:p>
      <text:h text:style-name="Heading_20_3" text:outline-level="3"><text:soft-page-break/>Ростик</text:h>
      <text:p text:style-name="P66">Лидер команды тестировщиков</text:p>
      <text:h text:style-name="Heading_20_3" text:outline-level="3">Стас</text:h>
      <text:p text:style-name="P66">Программист-новичок в команде Макса.</text:p>
      <text:h text:style-name="Heading_20_3" text:outline-level="3">Рома</text:h>
      <text:p text:style-name="P66">Программист в команде UI-программистов</text:p>
      <text:h text:style-name="Heading_20_3" text:outline-level="3">Анджела</text:h>
      <text:p text:style-name="P66">Сисадмин. Флиртует с Максом.</text:p>
      <text:p text:style-name="P66"/>
      <text:h text:style-name="Heading_20_2" text:outline-level="2">Положения</text:h>
      <text:p text:style-name="P6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7">В <text:span text:style-name="T1">конце</text:span> каждой главы <text:span text:style-name="T1">(чтобы не спойлерить)</text:span> - рисунок мозаики, отображающий суть главы.</text:p>
      <text:p text:style-name="P17"/>
      <text:h text:style-name="Heading_20_2" text:outline-level="2">Терра</text:h>
      <text:p text:style-name="P16">музыка - кондовая электронная, холодная и отчаянная (стиль Pet Shop Boys, <text:span text:style-name="T1">или же тема из «Бегущего по лезвию бритвы»</text:span>)</text:p>
      <text:p text:style-name="P16"/>
      <text:p text:style-name="P3">***</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4"><text:soft-page-break/>Я прислонился к стойке с шампанским и закрыл глаза.</text:p>
      <text:p text:style-name="P5">Блядь, как хочется послать его нахуй.</text:p>
      <text:p text:style-name="P4">–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4">Алекс тараторил без умолку, <text:span text:style-name="T10">и я понял, что он близок к срыву</text:span>. </text:p>
      <text:p text:style-name="P1">Я <text:span text:style-name="T1">поставил бутылку</text:span> в тележку и направился к выходу.</text:p>
      <text:p text:style-name="P4">–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7"><text:note text:id="ftn1" text:note-class="footnote"><text:note-citation>1</text:note-citation><text:note-body><text:p text:style-name="P6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9">Team lead — г<text:span text:style-name="T1">лавный программист команды, работающей над проектом</text:span></text:p></text:note-body></text:note> проекта ушёл в запой, семь лет работы в жопу?</text:p>
      <text:p text:style-name="P5">Блядь!</text:p>
      <text:p text:style-name="P4">– Ладно, <text:span text:style-name="T5">уболтал</text:span>. Загляну на огонёк. Но ничего не обещаю. Честно говоря, мне плевать.</text:p>
      <text:p text:style-name="P4">Треск помех не смог скрыть выдох на той стороне трубки.</text:p>
      <text:p text:style-name="P4">– Спасибо, Макс. Я знал, что на тебя можно рассчитывать. Оплата, как договорились.</text:p>
      <text:p text:style-name="P13"><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2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6">В уголке <text:span text:style-name="T5">RnD-</text:span><text:span text:style-name="T1">зоны</text:span><text:span text:style-name="T1"><text:note text:id="ftn3" text:note-class="footnote"><text:note-citation>3</text:note-citation><text:note-body><text:p text:style-name="P6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6">Я повесил куртку на спинку кресла и включил комп.</text:p>
      <text:p text:style-name="P2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26">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29"><text:span text:style-name="T5">&gt;\</text:span>Привет, Нексус. Это Макс.</text:p>
      <text:p text:style-name="P29"><text:span text:style-name="T5">&lt;\</text:span>Привет Макс. <text:span text:style-name="T1">Рад тебя видеть. Где ты отсутствовал три дня?</text:span></text:p>
      <text:p text:style-name="P29"><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4"/>
      <text:p text:style-name="P26">Так, что тут у нас? По логам видно, что <text:s/>три последних запроса вызвали сбои в работе кластера и заставили перегрузиться один из хостов.</text:p>
      <text:p text:style-name="P26">Введём-ка парочку <text:span text:style-name="T1">простейших</text:span> вопросов <text:span text:style-name="T1">для разминки</text:span>.</text:p>
      <text:p text:style-name="P26"/>
      <text:p text:style-name="P29"><text:span text:style-name="T5">&gt;\</text:span>Как называется наш проект?</text:p>
      <text:p text:style-name="P29"><text:span text:style-name="T5">&lt;\</text:span>Дайсон.</text:p>
      <text:p text:style-name="P29"><text:span text:style-name="T5">&gt;\</text:span>Сколько тебе лет?</text:p>
      <text:p text:style-name="P29"><text:span text:style-name="T5">&lt;\</text:span>Два года с начала запуска кластера.</text:p>
      <text:p text:style-name="P29"><text:span text:style-name="T5">&gt;\</text:span>Какой сейчас год?</text:p>
      <text:p text:style-name="P29"><text:span text:style-name="T5">&gt;\</text:span>202<text:span text:style-name="T1">6</text:span>-й.</text:p>
      <text:p text:style-name="P15"/>
      <text:p text:style-name="P26">Так, на закрытые словарные вопросы ответы есть <text:span text:style-name="T1">—</text:span> значит, речевой транслятор и база знаний в порядке.</text:p>
      <text:p text:style-name="P26">Проверим бизнес-логику на тестовой задачке.</text:p>
      <text:p text:style-name="P25"/>
      <text:p text:style-name="P29"><text:span text:style-name="T5">&gt;\</text:span>Нексус, отключи память <text:span text:style-name="T1">заданий</text:span> за последнюю неделю.</text:p>
      <text:p text:style-name="P29"><text:span text:style-name="T5">&lt;\</text:span>Выполнено.</text:p>
      <text:p text:style-name="P29"><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9"><text:span text:style-name="T5">&lt;\</text:span><text:span text:style-name="T1">Тебя понял. Читаю задачу...</text:span></text:p>
      <text:p text:style-name="P3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0">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30">Ограничени<text:span text:style-name="T1">е 2: решение должно находиться в правовых рамках уголовного и административного кодекса.</text:span></text:p>
      <text:p text:style-name="P30">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0"><text:span text:style-name="T5">&lt;\</text:span><text:span text:style-name="T1">Выполняю задачу</text:span>...</text:p>
      <text:p text:style-name="P30"><text:soft-page-break/><text:span text:style-name="T5">&lt;\</text:span>...</text:p>
      <text:p text:style-name="P30"><text:span text:style-name="T5">&lt;\</text:span>Решение:</text:p>
      <text:p text:style-name="P30"><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0"><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9">Подробный план действий по дням приведен в файле «Война корпораций_A_06.09.2026_23<text:span text:style-name="T5">:47.bmf»</text:span></text:p>
      <text:p text:style-name="P14"/>
      <text:p text:style-name="P23">&lt;<text:span text:style-name="T1">как-то говённо. Улучшить</text:span>&gt;</text:p>
      <text:p text:style-name="P26">Хм, не понял? Ч<text:span text:style-name="T1">ё</text:span> за хрень?</text:p>
      <text:p text:style-name="P26"/>
      <text:p text:style-name="P29"><text:span text:style-name="T5">&gt;</text:span>\Нексус, почему ты используешь жёсткие настройки <text:span text:style-name="T1">для решения задачи</text:span>?</text:p>
      <text:p text:style-name="P29"><text:span text:style-name="T5">&lt;\</text:span>Настройки правильные, <text:span text:style-name="T1">Макс</text:span>.</text:p>
      <text:p text:style-name="P15"/>
      <text:p text:style-name="P26">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6"><text:span text:style-name="T1">Ч</text:span>то у нас с аналитикой?</text:p>
      <text:p text:style-name="P12"/>
      <text:p text:style-name="P29"><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5"/>
      <text:p text:style-name="P26">Вместо ответа Нексус выплюнул в консоль длинную строку букв и служебных символов, среди которых бросилась в глаза строка “<text:span text:style-name="T14">incompartible interface Analytics v.0.93 beta</text:span>”</text:p>
      <text:p text:style-name="P26">Ага, уже теплее.</text:p>
      <text:p text:style-name="P26"/>
      <text:p text:style-name="P29"><text:span text:style-name="T5">&gt;</text:span>\Нексус, выдай <text:span text:style-name="T1">краткую </text:span>диагностику модулей <text:span text:style-name="T1">аналитики</text:span></text:p>
      <text:p text:style-name="P26"><text:soft-page-break/></text:p>
      <text:p text:style-name="P26">Йо! </text:p>
      <text:p text:style-name="P26">Видеокамеры молча наблюдают за поднятым вверх <text:span text:style-name="T1">большим пальцем</text:span>.</text:p>
      <text:p text:style-name="P26">Всё понятно. Версия аналитического модуля устарела и стала несовместимой с последним релизом кибермозга. </text:p>
      <text:p text:style-name="P26">Набираю номер прожект-мэнеджера.</text:p>
      <text:p text:style-name="P26"><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6"><text:span text:style-name="T5">– </text:span>Окей. Спасибо, Макс. <text:span text:style-name="T1">Выручил.</text:span></text:p>
      <text:p text:style-name="P2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26"><text:span text:style-name="T1">– </text:span>Ааа, понятно. Ну ладно, у меня всё. <text:span text:style-name="T1">Отбой</text:span>!</text:p>
      <text:p text:style-name="P28"><text:span text:style-name="T1">– Отбой</text:span>. <text:span text:style-name="T1">Ещё раз спасибо, что помог. Жаль, что ты ушёл</text:span><text:span text:style-name="T5">.</text:span></text:p>
      <text:p text:style-name="P45">Гудки.</text:p>
      <text:p text:style-name="P26"><text:span text:style-name="T1">У</text:span>ходя попрощался с охранником, <text:span text:style-name="T1">увлечённо исследующим тему педофилии</text:span>.</text:p>
      <text:p text:style-name="P26">Всё, свободен. Хотя <text:s/><text:span text:style-name="T1">воскресенье</text:span> уже испорчен<text:span text:style-name="T1">о</text:span>.</text:p>
      <text:p text:style-name="P68">***</text:p>
      <text:p text:style-name="P4">На улице моросил дождь. Я шарил по карманам в поисках ключей от машины, когда в плечо похлопали.</text:p>
      <text:p text:style-name="P4">Я обернулся. За спиной подслеповато осклабился бородатый зачуханый мужик в рваных джинсах и свитере.</text:p>
      <text:p text:style-name="P4">– Слышь, браток, дай на опохмел? Мочи нет, в глотке пересохло. Спать не могу, глюки всякие снятся.</text:p>
      <text:p text:style-name="P4">От нечего делать, пока роюсь в карманах, спросил:</text:p>
      <text:p text:style-name="P4">– И что же за глюки тебе снятся, мужик?</text:p>
      <text:p text:style-name="P4">–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4">Я хотел было ответить, что лечиться опохмелом от белой горячки — плохая идея, но тут на меня накатило. </text:p>
      <text:p text:style-name="P4">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4">– Так чего, дашь на успокоение нервов? Не жлобись, мужик, будь другом? – повторный оклик нищего вернул меня к реальности.</text:p>
      <text:p text:style-name="P4">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4">– На. – я протянул ему кулёк с мерло.</text:p>
      <text:p text:style-name="P4">– О, – обрадовался мужик. – Красное полусухое! То, что надо! Спасибо, брат!</text:p>
      <text:p text:style-name="P4">Бродяга пошлёпал в дождь.</text:p>
      <text:p text:style-name="P4">Я смотрел ему вслед, пытаясь вспомнить образ, на мгновение проступивший во тьме.</text:p>
      <text:p text:style-name="P8">***</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9">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4">Теперь, вот, выскочил. Да только что делать с этим — непонятно.</text:p>
      <text:p text:style-name="P4"/>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4">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4">Рыбки ужин не требовали, но, в отличие от Крысы, были живыми. Я достал упаковку корма из-под стула и отсыпал порцию в мерный стаканчик.</text:p>
      <text:p text:style-name="P4">– Гули-гули-гули!</text:p>
      <text:p text:style-name="P4">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11">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7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4">Сосущее чувство усилилось.</text:p>
      <text:p text:style-name="P4">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4">Последний эпизод с Викой шесть лет назад оставил мне вконец издёрганные нервы, <text:span text:style-name="T5">&lt;</text:span><text:span text:style-name="T10">опустошенный счёт</text:span><text:span text:style-name="T5">&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3"><text:span text:style-name="T1">Блядь</text:span>, что за мысли пошли!</text:p>
      <text:p text:style-name="P1">Я вспомнил Влада, <text:span text:style-name="T5">&lt;</text:span><text:span text:style-name="T11">месяц</text:span><text:span text:style-name="T5">&gt;</text:span> назад прыгнувшего с крыши <text:span text:style-name="T1">своей</text:span> многоэтажки.</text:p>
      <text:p text:style-name="P13">Нет, это не для меня. Я сюда пришёл подышать воздухом. И только.</text:p>
      <text:p text:style-name="P1">Влад тогда совершил глупость, большую глупость. Я ему давно го<text:span text:style-name="T16">ворил </text:span><text:span text:style-name="T2">—</text:span><text:span text:style-name="T1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чай 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6">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6">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6">А у нас получается... </text:span><text:span text:style-name="T2">–</text:span><text:span text:style-name="T16">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3">Звёзды на мгновение пришли в движение, провернувшись на <text:span text:style-name="T1">пару </text:span>градус<text:span text:style-name="T1">ов</text:span> вокруг одной особо яркой <text:span text:style-name="T18">искорки </text:span><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8">Картинка дёрнулась и поплыла, звёзды опять стали вращаться.</text:span> </text:p>
      <text:p text:style-name="P1">Теряю сознание, что ли? Надо отойти от перил. Надо...</text:p>
      <text:p text:style-name="P13"><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8">Музыка быстрая, тревожная, надорваная и печальная</text:p>
      <text:p text:style-name="P18"/>
      <text:p text:style-name="P6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8"/>
      <text:p text:style-name="P27">Очнулся от сильного удара <text:span text:style-name="T18">затылком</text:span>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text:span text:style-name="T18">искорка</text:span> - центр круговорота на звёздном небе. Звёздочка магического огонька на кончике рога.</text:p>
      <text:p text:style-name="P27">Единорог поднял голову.</text:p>
      <text:p text:style-name="P27"><text:span text:style-name="T5">–</text:span> Она очнулась.</text:p>
      <text:p text:style-name="P77">Сразу стало ясно три вещи.</text:p>
      <text:p text:style-name="P77">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77">2) Единорог <text:span text:style-name="T1">—</text:span> не совсем единорог. Когда она отпрянула, стали видны крылья, аккуратно сложенные за спиной.</text:p>
      <text:p text:style-name="P2">3) Я свихнулся. Как ещё объяснить появление говорящих крылатых единорожих в поле зрения? Белой горячке взяться неоткуда, я <text:span text:style-name="T20">&lt;</text:span><text:span text:style-name="T10">практически не пью</text:span><text:span text:style-name="T20">&gt;</text:span>. Разве что я умер и это всё предсмертн<text:span text:style-name="T20">ое</text:span> видени<text:span text:style-name="T20">е</text:span> агонизирующего мозга.</text:p>
      <text:p text:style-name="P2"><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2"><text:soft-page-break/>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text:p>
      <text:p text:style-name="P2"><text:span text:style-name="T1">–</text:span> Так это и есть наша <text:span text:style-name="T5">&lt;</text:span><text:span text:style-name="T10">защита от неведомой угрозы</text:span><text:span text:style-name="T5">&gt;</text:span>??? Ахахахахахаха! <text:span text:style-name="T5">–</text:span> <text:span text:style-name="T1">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2">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2"><text:span text:style-name="T1">–</text:span> Хахахахаха! У старика Свирла было отменное чувство юмора! А я-то всегда считал его занудой!</text:p>
      <text:p text:style-name="P2"><text:span text:style-name="T1">–</text:span> Тише, Дискорд! Ты пугаешь её! Должно быть, мы что-то напутали с последовательностью.</text:p>
      <text:p text:style-name="P2"><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2">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2"><text:span text:style-name="T5">&lt;</text:span><text:span text:style-name="T11">На самом деле первые Макс просмотрел первые несколько мультиков за компанию с Владом</text:span><text:span text:style-name="T5">&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text:p>
      <text:p text:style-name="P2"><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2">Я медленно принял сидячее положение <text:span text:style-name="T1">–</text:span> при этом все окружающие меня создания отпрянули <text:span text:style-name="T1">–</text:span> и потёр виски.</text:p>
      <text:p text:style-name="P2"><text:span text:style-name="T1">–</text:span> Я не “она”, а “он”. И я <text:span text:style-name="T1">—</text:span> таки хомо. Человек то есть, <text:span text:style-name="T1">–</text:span> пробормотал я.</text:p>
      <text:p text:style-name="P2"><text:span text:style-name="T1">–</text:span> Он разговаривает! Он разумен! <text:span text:style-name="T1">–</text:span> затопала копытцами в восторге фиолетовая единорожка<text:span text:style-name="T5">&lt;</text:span><text:span text:style-name="T11">аликорн?</text:span><text:span text:style-name="T5">&gt;</text:span>.</text:p>
      <text:p text:style-name="P2"><text:span text:style-name="T1">–</text:span> Не знаю, не знаю <text:span text:style-name="T1">–</text:span> с сомнением произнесла Селестия (а это могла быть только она). <text:span text:style-name="T1">–</text:span>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2"><text:span text:style-name="T1">–</text:span> Вполне.</text:p>
      <text:p text:style-name="P2">Я встал. </text:p>
      <text:p text:style-name="P2"><text:span text:style-name="T1">–</text:span> Здравствуй, принцесса Селестия.</text:p>
      <text:p text:style-name="P2">Она удивлённо посмотрела на меня.</text:p>
      <text:p text:style-name="P2"><text:span text:style-name="T1">–</text:span> Ты знаешь меня?</text:p>
      <text:p text:style-name="P2"><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2">Звонко цокая копытами в зал вбежал светлый, закованый в латы пегас.</text:p>
      <text:p text:style-name="P2"><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text:soft-page-break/>нетерпения.</text:p>
      <text:p text:style-name="P2"><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2">Селестия махнула головой по направлению к выходу, и все бросились галопом за светлым пегасом.</text:p>
      <text:p text:style-name="P2">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2">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1">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0">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Руины древнего замка внизу сменила топкая зелень болота.</text:p>
      <text:p text:style-name="P2"><text:span text:style-name="T5">–</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text:soft-page-break/>нечто вроде скрученного в тугой клубок древесного бича, летящего, быстро разматываясь, к колеснице.</text:p>
      <text:p text:style-name="P2"><text:span text:style-name="T1">–</text:span> Вправо! <text:span text:style-name="T1">–</text:span> заорал Дискорд.</text:p>
      <text:p text:style-name="P2">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Послышаля ещё один хлопок.</text:p>
      <text:p text:style-name="P2"><text:span text:style-name="T1">–</text:span> Влево, <text:span text:style-name="T1">–</text:span> заорал Дискорд и толкнул колесницу влево. Снова треск, свист, щёлканье воздуха.</text:p>
      <text:p text:style-name="P2">Снова хлопок, но какой-то нечёткий, двойной.</text:p>
      <text:p text:style-name="P2"><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Это было ошибкой.</text:p>
      <text:p text:style-name="P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паутине.</text:p>
      <text:p text:style-name="P2">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1">&lt;<text:span text:style-name="T13">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p>
      <text:p text:style-name="P2"><text:soft-page-break/>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5">&lt;</text:span><text:span text:style-name="T10">процедила</text:span><text:span text:style-name="T5">&gt;</text:span> сквозь сжатые зубы Селестия.</text:p>
      <text:p text:style-name="P2"><text:span text:style-name="T5">–</text:span> Раз! Два! Три! У-у-ух! <text:span text:style-name="T5">–</text:span> мы поднапряглись и таки втянули немалую тушу Дискорда в повозку.</text:p>
      <text:p text:style-name="P2"><text:span text:style-name="T5">–</text:span> Ффух. Выкарабкались. Почти без потерь, <text:span text:style-name="T5">–</text:span> заметил Дискорд, оглядывая крыло.</text:p>
      <text:p text:style-name="P2"><text:span text:style-name="T5">–</text:span> Кимеринн погиб, <text:span text:style-name="T5">–</text:span> прошептала Луна.</text:p>
      <text:p text:style-name="P2"><text:span text:style-name="T5">–</text:span> Да, я видел. Он погиб, спасая друзей и свою принцессу. Это <text:s/>не худшая смерть, <text:s/><text:span text:style-name="T5">–</text:span> печально ответствовал Дискорд.</text:p>
      <text:p text:style-name="P2">Дальше мы летели молча.</text:p>
      <text:p text:style-name="P2"/>
      <text:h text:style-name="Heading_20_2" text:outline-level="2">Кантерлот</text:h>
      <text:p text:style-name="Text_20_body"/>
      <text:p text:style-name="P24">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text:soft-page-break/>запрещено”.</text:p>
      <text:p text:style-name="P13">“Глава IV. Пределы магии.<text:span text:style-name="T5">”</text:span></text:p>
      <text:p text:style-name="P13">Есть четыре предела магии: </text:p>
      <text:list xml:id="list2181612405779230824" text:style-name="L4">
        <text:list-item>
          <text:p text:style-name="P75">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5">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5">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5">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5"/>
      <text:p text:style-name="P13">Глава V. Основы.</text:p>
      <text:p text:style-name="P13">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3">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3">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5">–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5">&lt;</text:span>“Основы магического <text:span text:style-name="T5">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text:soft-page-break/>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5">–</text:span> Уже иду. Где я могу её найти?</text:p>
      <text:p text:style-name="P1"><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5">–</text:span> Её высочество у себя в покоях. Проходите.</text:p>
      <text:p text:style-name="P1"><text:span text:style-name="T5">–</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1">На самом деле, Селестия — сибаритка, в отличие от спартанки - Луны</text:span><text:span text:style-name="T5">&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0">Одним из таких немногих был Кимеринн</text:span><text:span text:style-name="T5">&gt;</text:span>…</text:p>
      <text:p text:style-name="P1"><text:span text:style-name="T5">–</text:span> Мне очень жаль, что так получилось… Селестия.</text:p>
      <text:p text:style-name="P1">Она через силу улыбнулась. </text:p>
      <text:p text:style-name="P1"><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1"><text:soft-page-break/>Селестия устроилась на ковре напротив меня и начала рассказ.</text:p>
      <text:p text:style-name="P3">***</text:p>
      <text:p text:style-name="P1">Аликорны очень <text:span text:style-name="T1">одиноки&lt;</text:span><text:span text:style-name="T11">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1">???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5">&lt;</text:span><text:span text:style-name="T1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0"/>
      <text:h text:style-name="Heading_20_2" text:outline-level="2">Рассказ Селестии <text:span text:style-name="T10">(“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1">...</text:span><text:span text:style-name="T5">&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1"><text:span text:style-name="T5">–</text:span> Какая болезнь посетила Клаудсдейл, что целых два крыла жеребят пропустили экзамены?</text:p>
      <text:p text:style-name="P1"><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5">–</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oft-page-break/><text:span text:style-name="T1">–</text:span> Никто. Просто знаю. <text:span text:style-name="T1">–</text:span> Старший жеребёнок упрямо уставился в пол.</text:p>
      <text:p text:style-name="P1"><text:span text:style-name="T5">–</text:span> И я.</text:p>
      <text:p text:style-name="P1"><text:span text:style-name="T5">–</text:span> И я тоже.</text:p>
      <text:p text:style-name="P1"><text:span text:style-name="T5">–</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20"><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1"/>
      <text:p text:style-name="P1"><text:span text:style-name="T5">–</text:span> И что же, те жеребята перестали бояться экзаменов?</text:p>
      <text:p text:style-name="P1"><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oft-page-break/><text:span text:style-name="T5">–</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5">–</text:span> Ты вылила заварку? Зачем? - удивился я.</text:p>
      <text:p text:style-name="P1"><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5">–</text:span> Ты могла бы нести меня телекинезом. Я, после того, как узнал о ваших способностях, удивлялся, почему ты этого не сделала?</text:p>
      <text:p text:style-name="P1"><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0"><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5">–</text:span> А что же было дальше? Ты сказала, что случай с жеребятами был только началом?</text:p>
      <text:p text:style-name="P1"><text:span text:style-name="T5">–</text:span> А дальше всё было хуже, намного хуже...</text:p>
      <text:p text:style-name="P1"/>
      <text:h text:style-name="Heading_20_2" text:outline-level="2">Рейд пони-рэйнджеров</text:h>
      <text:p text:style-name="P1"/>
      <text:p text:style-name="P19">(леденящий душу триллер, музыка тревожная)</text:p>
      <text:p text:style-name="P1"/>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text:soft-page-break/>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1"><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1"><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1"><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1"><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3">***</text:p>
      <text:p text:style-name="P1"><text:span text:style-name="T5">–</text:span> Шанту?</text:p>
      <text:p text:style-name="P1"><text:span text:style-name="T5">–</text:span> Ваше Высочество? Мы никогда не встречали такое существо раньше и я…</text:p>
      <text:p text:style-name="P1"><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9">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text:p>
      <text:p text:style-name="P1"><text:span text:style-name="T5">&lt;</text:span><text:span text:style-name="T11">Добавить кокатрикса, мантикору и древесных волков. Тентаклианы переименовать в пландерсиды</text:span><text:span text:style-name="T5">&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oft-page-break/><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5">&lt;</text:span><text:span text:style-name="T10">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1"><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5">–</text:span> Дискорд! Что их убило? <text:span text:style-name="T5">–</text:span> присвистнул обошедший Хорста с другой стороны Калрус.</text:p>
      <text:p text:style-name="P1"><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5">–</text:span> Это королевский конвой. Такие были на службе у принцесс ещё лет двадцать назад, до Раздора.</text:p>
      <text:p text:style-name="P1"><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5">—</text:span> <text:soft-page-break/>туда мы и помчались, сопровождаемые хлопками и свистом вращающихся шаров.</text:p>
      <text:p text:style-name="P3">***</text:p>
      <text:p text:style-name="P1"><text:span text:style-name="T5">–</text:span> Откуда там останки пегасов? Кто мог поймать их там? Они могут уйти от любой засады.</text:p>
      <text:p text:style-name="P1"><text:span text:style-name="T5">–</text:span> Не знаю, как насчёт летунов, принцессса, но когда мы осматривали кости, на нас было совершено нападение...</text:p>
      <text:p text:style-name="P1"><text:span text:style-name="T5">–</text:span> Вот как? На королевскую стражу в центре Эквестрии? Кто же это был?</text:p>
      <text:p text:style-name="P1"><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0">???</text:span><text:span text:style-name="T5">&gt;</text:span></text:p>
      <text:p text:style-name="P1">Луна обошла Кимеринна. </text:p>
      <text:p text:style-name="P1"><text:span text:style-name="T5">–</text:span> У вас рассечен бок. И колотая рана на шее.</text:p>
      <text:p text:style-name="P1"><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1"><text:span text:style-name="T5">–</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5">–</text:span> Я ценю вашу службу и хочу достойно наградить вас. Спрашивайте.</text:p>
      <text:p text:style-name="P1"><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1"><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1">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5">–</text:span> Ну что же… Я рада оказать такую услугу… Тебе…</text:p>
      <text:p text:style-name="P1"><text:span text:style-name="T5">–</text:span> Принцесса…</text:p>
      <text:p text:style-name="P1"><text:span text:style-name="T5">–</text:span> Луна, мой дорогой. Для тебя <text:span text:style-name="T5">—</text:span> Луна…</text:p>
      <text:p text:style-name="P1">...</text:p>
      <text:p text:style-name="P1"/>
      <text:h text:style-name="Heading_20_2" text:outline-level="2">Рейд пони-рэйнджеров-2 (<text:span text:style-name="T10">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text:soft-page-break/>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5">&lt;</text:span><text:span text:style-name="T10">гидрорысью</text:span><text:span text:style-name="T5">&gt;</text:span> и нападением <text:span text:style-name="T5">&lt;</text:span><text:span text:style-name="T10">тентаклиан</text:span><text:span text:style-name="T5">&gt;</text:span> казался мне ещё опаснее. А если этот корабль обследовать как следует…</text:p>
      <text:p text:style-name="P1"><text:span text:style-name="T5">–</text:span> Заночуем внутри. - <text:span text:style-name="T1">р</text:span>ешил я.</text:p>
      <text:p text:style-name="P1"><text:span text:style-name="T5">&lt;</text:span><text:span text:style-name="T10">Нужен ли тут самолёт? Нужен артефакт из Fallout Equestria - летучий корабль</text:span>?<text:span text:style-name="T5">&gt;</text:span></text:p>
      <text:p text:style-name="P1">Утро встретило нас туманом. Я пытался рассмотреть руины замка на противоположном берегу.</text:p>
      <text:p text:style-name="P1"><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1"><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text:soft-page-break/>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5">–</text:span> Поворачивайте, уходите от болота! <text:span text:style-name="T5">–</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text:p>
      <text:p text:style-name="P1"><text:span text:style-name="T5">–</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5">– </text:span>Схватил бы за крыло <text:span text:style-name="T5">—</text:span> я бы не вырвался.</text:p>
      <text:p text:style-name="P1">Я взглянул вверх. На металлической стенке чётко отпечатались четыре полукруга копыт. </text:p>
      <text:p text:style-name="P1"><text:span text:style-name="T5">–</text:span> И пришлось бы тебе за меня во дворце отдуваться.</text:p>
      <text:p text:style-name="P1"><text:span text:style-name="T5">–</text:span> Нашел что-нибудь интересное в развалинах?</text:p>
      <text:p text:style-name="P1"><text:span text:style-name="T5">–</text:span> А как же! Странное такое. Похожее на обезьяну. Но стройнее и грациознее. И оно было одето…</text:p>
      <text:p text:style-name="P1"><text:span text:style-name="T5">–</text:span> Одето?</text:p>
      <text:p text:style-name="P1"><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5">–</text:span> Ещ одно неизвестное чудовище! <text:s/>Что-то их тут много развелось.</text:p>
      <text:p text:style-name="P1">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oft-page-break/><text:span text:style-name="T5">–</text:span> Вы ведь в неопасное место идёте, да?</text:p>
      <text:p text:style-name="P1"><text:span text:style-name="T5">–</text:span> Да, Силк Мэйн, в неопасное.</text:p>
      <text:p text:style-name="P1"><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5">–</text:span> Силк, не волнуйся, если будет опасно, мы сразу же повернём. (И пойдём другой дорогой <text:span text:style-name="T5">—</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5">—</text:span> ничтожны.</text:p>
      <text:p text:style-name="P1"><text:span text:style-name="T5">–</text:span> Возвращаемся, Мэдди, <text:span text:style-name="T5">–</text:span> решил я. <text:span text:style-name="T5">–</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5">–</text:span> Пони умеют переносить тяготы, Макс. <text:span text:style-name="T5">–</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1"><text:span text:style-name="T5">–</text:span> Нет, вполне тепло. <text:span text:style-name="T5">–</text:span> Я тоже встал с подушек размять затёкшие ноги.</text:p>
      <text:p text:style-name="P1"><text:span text:style-name="T5">–</text:span> Уборная там. <text:span text:style-name="T5">–</text:span> Селестия показала на неприметную дверцу за занавеской в углу.</text:p>
      <text:p text:style-name="P1"><text:span text:style-name="T5">–</text:span> Как ты догадалась? <text:span text:style-name="T5">–</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text:soft-page-break/>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5">&lt;</text:span><text:span text:style-name="T1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1"><text:span text:style-name="T5">&lt;</text:span><text:span text:style-name="T1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5">–</text:span> То есть, Кимеринн видел человека у развалин замка?</text:p>
      <text:p text:style-name="P1"><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pan text:style-name="T5">–</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5">–</text:span> А кто-нибудь поблизости не заметил, как они исчезают?</text:p>
      <text:p text:style-name="P1"><text:span text:style-name="T5">–</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5">–</text:span> Тия, я…</text:p>
      <text:p text:style-name="P1"><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text:soft-page-break/>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1">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1"><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5">&lt;</text:span><text:span text:style-name="T10">34 - утерянная глава </text:span><text:span text:style-name="T5">&gt;</text:span></text:p>
      <text:p text:style-name="P1"><text:span text:style-name="T5">&lt;</text:span><text:span text:style-name="T10">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1">Селестия встала и начала по очереди сгибать-разгибать ноги, разминая суставы.</text:p>
      <text:p text:style-name="P1"><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1"><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text:soft-page-break/>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5">&lt;</text:span><text:span text:style-name="T10">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0">название библиотеки</text:span><text:span text:style-name="T5">&gt;</text:span>, пытаясь найти хоть какую-нибудь зацепку. Но всё тщётно.</text:p>
      <text:p text:style-name="P1">Если верить заклинанию, я <text:span text:style-name="T5">—</text:span> внешняя сила, и если меня хорошо попросить <text:span text:style-name="T5">&lt;</text:span><text:span text:style-name="T10">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5">&lt;</text:span>Ожидание<text:span text:style-name="T5">&gt;</text:span></text:p>
      <text:p text:style-name="P1">Наконец двери зала для приёмов растворились, и оттуда вышел потерянного вида пегас.<text:span text:style-name="T5">&lt;</text:span><text:span text:style-name="T11">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5">–</text:span> А, это ты, Макс? <text:span text:style-name="T5">–</text:span> она повернулась ко мне. <text:span text:style-name="T5">–</text:span> Какие новости?</text:p>
      <text:p text:style-name="P1"><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восьмидесяти? И чем это грозит? Ведь даже не сдав экзамен они не разучатся летать?</text:p>
      <text:p text:style-name="P1"><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5">–</text:span> А почему вы не поселитесь в более пригодном для земледелия месте?</text:p>
      <text:p text:style-name="P1"><text:soft-page-break/><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1">Я кивнул.</text:p>
      <text:p text:style-name="P1"><text:span text:style-name="T5">–</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5">–</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1">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1"/>
      <text:p text:style-name="P22">–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22">– Куда проваливаться? – не понял я</text:p>
      <text:p text:style-name="P22">–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text:p>
      <text:p text:style-name="P1"><text:span text:style-name="T5">–</text:span> Привет, Твайлайт Спаркл! Ещё не поздно?</text:p>
      <text:p text:style-name="P1"><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1"><text:soft-page-break/>С Твайлайт я подружился за неделю общения в кантерлотском замке за обедами, пока она не отбыла в Понивилль.</text:p>
      <text:p text:style-name="P1"><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1"><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1"><text:span text:style-name="T5">–</text:span> М-м-м. В описании заклинания Свирл упоминал гармонию. Я и подумал, а что, если это кат-то связано с тобой и твоими друзьями?</text:p>
      <text:p text:style-name="P1"><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1"><text:span text:style-name="T5">–</text:span> М-м-м… “...на укрепление гармонии нашего континуума...”.</text:p>
      <text:p text:style-name="P1">Твайлайт начала в возбуждении ходить по читальному залу.</text:p>
      <text:p text:style-name="P1"><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1">аликорнице?</text:span><text:span text:style-name="T5">&gt;</text:span>.</text:p>
      <text:p text:style-name="P1"><text:span text:style-name="T5">–</text:span> Да нет, всё в порядке, Спайк. <text:span text:style-name="T5">–</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5">–</text:span> Вообще-то говоря, мне каждеся, внешняя сила <text:span text:style-name="T1">—</text:span> это я. Я точно произошёл не в Эквестрии и вообще не в этом мире.</text:p>
      <text:p text:style-name="P1"><text:span text:style-name="T5">–</text:span> Да, логично, <text:span text:style-name="T5">–</text:span> сказала в нос Твайлайт. <text:span text:style-name="T5">–</text:span> Могла бы и сама догадаться.</text:p>
      <text:p text:style-name="P1"><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1"><text:span text:style-name="T5">–</text:span> Заклинания Свирла Бородатого обычно срабатывают без ошибок.</text:p>
      <text:p text:style-name="P1"><text:span text:style-name="T5">–</text:span> Если их правильно вызывают, <text:span text:style-name="T5">–</text:span> пробурчал возвратившийся Спайк, укладываясь в корзинку.</text:p>
      <text:p text:style-name="P1"><text:span text:style-name="T5">–</text:span> Что он имел ввиду?</text:p>
      <text:p text:style-name="P1"><text:span text:style-name="T5">–</text:span> Нууу, - Твайлайт смутилась, <text:span text:style-name="T5">–</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text:soft-page-break/>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1"/>
      <text:p text:style-name="P1"><text:span text:style-name="T5">&lt;</text:span><text:span text:style-name="T10">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1"><text:span text:style-name="T5">–</text:span> Да, печально получилось <text:span text:style-name="T5">&lt;</text:span><text:span text:style-name="T11">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5">–</text:span> Нет, она мне ничего не говорила. Но, видишь ли, ваше королевство и вы сами описаны в моём мире в детском сериале.</text:p>
      <text:p text:style-name="P1"><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5">–</text:span> Вряд ли кто-то из людей побывал здесь до меня. До вас ведь никто не вызывал это заклинание Свирла?</text:p>
      <text:p text:style-name="P1"><text:span text:style-name="T5">–</text:span> Нет. Собрание столь сильных магов запомнилось бы.</text:p>
      <text:p text:style-name="P1"><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5">–</text:span> Вам нравятся рассказы про Эквестрию? <text:span text:style-name="T5">–</text:span> Твайлайт улыбнулась.</text:p>
      <text:p text:style-name="P1"><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5">–</text:span> Брони?</text:p>
      <text:p text:style-name="P1"><text:span text:style-name="T5">–</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5">–</text:span> Ого! У нас есть поклонники! Интересно было бы поговорить об этом с твоим другом.</text:p>
      <text:p text:style-name="P1"><text:span text:style-name="T5">–</text:span> Его нет. Он погиб полгода назад.</text:p>
      <text:p text:style-name="P1"><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1"><text:span text:style-name="T5">–</text:span> Всё в порядке, Твайлайт.</text:p>
      <text:p text:style-name="P1"><text:soft-page-break/>Твайлайт подошла к нише у двери, зажгла небольшую горелку и поставила на неё небольшой изящный чайничек</text:p>
      <text:p text:style-name="P1"><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5">–</text:span> Нууу, я не думаю, что это описан наша Терра. У нас ничего подобного не водится.</text:p>
      <text:p text:style-name="P1"><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5">–</text:span> Печенье испёк Спайк. Он на удивление искусный повар, когда на него находит вдохновение.</text:p>
      <text:p text:style-name="P1"><text:span text:style-name="T5">–</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5">–</text:span> Я помню, ваша магия Элементов Гармонии обладает большой силой.</text:p>
      <text:p text:style-name="P1"><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5">–</text:span> Для восстановления гармонии, говришь, <text:span text:style-name="T5">–</text:span> я почесал затылок.</text:p>
      <text:p text:style-name="P1"><text:span text:style-name="T5">–</text:span> Ну да, это так. Большие возмущения гармонии можно исправить только с помощью… Ой!..</text:p>
      <text:p text:style-name="P1"><text:span text:style-name="T5">–</text:span> Угу, вот именно. Сейчас имеем “большое возмущение гармонии”.</text:p>
      <text:p text:style-name="P1">Твайлайт прижала копыта к вискам.</text:p>
      <text:p text:style-name="P1"><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5">–</text:span> Найтмэр Мун и Дискорд не разорвались и не сгорели.</text:p>
      <text:p text:style-name="P1"><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0"><text:soft-page-break/></text:p>
      <text:p text:style-name="P1"><text:span text:style-name="T5">&lt;</text:span><text:span text:style-name="T10">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0"/>
      <text:p text:style-name="P1"><text:span text:style-name="T5">–</text:span> Хорошо, у тебя есть какие-то встречные предложения?</text:p>
      <text:p text:style-name="P1">Твайлайт задумчиво прошлась вдоль книжной полки.</text:p>
      <text:p text:style-name="P1"><text:span text:style-name="T5">–</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5">–</text:span> Для духа я слишком материален.</text:p>
      <text:p text:style-name="P1"><text:span text:style-name="T5">–</text:span> Я знаю. Но ничего более подходящего в голову не приходит. Приходи завтра после обеда. Хорошо?</text:p>
      <text:p text:style-name="P1"><text:span text:style-name="T5">–</text:span> Хорошо, Твайлайт. Приду. Спокойной ночи!</text:p>
      <text:p text:style-name="P1"><text:span text:style-name="T5">–</text:span> Спокойной ночи, Макс!</text:p>
      <text:p text:style-name="P1"/>
      <text:h text:style-name="Heading_20_2" text:outline-level="2">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text:soft-page-break/>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oft-page-break/><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oft-page-break/><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5">&lt;</text:span><text:span text:style-name="T1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10">Сон одновременно смотрели Рэрити, Пинки и РД. Флатти и ЭйДжей не успели подойти вовремя, т.к. жили за городом.</text:span><text:span text:style-name="T5">&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1"><text:span text:style-name="T5">–</text:span> Может, и поместимся. Но, вообще, я во сне верчусь.</text:p>
      <text:p text:style-name="P1"><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1"><text:span text:style-name="T5">–</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text:soft-page-break/>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1"><text:span text:style-name="T5">–</text:span> Рэрити, ты выглядишь… Замечательно выглядишь! <text:span text:style-name="T5">–</text:span> растерянно пролепетала Твайлайт.</text:p>
      <text:p text:style-name="P1"><text:span text:style-name="T5">–</text:span> Дааааааа… Замечательно! <text:span text:style-name="T5">–</text:span> наконец-то смог закрыть рот <text:span text:style-name="T1">и втянуть слюни </text:span>Спайк.</text:p>
      <text:p text:style-name="P1"><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1"><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5">–</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pan text:style-name="T5">–</text:span> Готовы? <text:span text:style-name="T5">–</text:span> Спросила Твайлайт.</text:p>
      <text:p text:style-name="P1"><text:span text:style-name="T5">–</text:span> Я готова. <text:span text:style-name="T5">–</text:span> <text:span text:style-name="T1">о</text:span>тозвалась Рэрити.</text:p>
      <text:p text:style-name="P1"><text:span text:style-name="T5">–</text:span> Готов. <text:span text:style-name="T5">–</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5">&lt;</text:span><text:span text:style-name="T1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0"><text:span text:style-name="T5">–</text:span> Готова, <text:span text:style-name="T5">–</text:span> процедила она.</text:p>
      <text:p text:style-name="P20">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1"><text:span text:style-name="T10">Эгрегор Эквестрии </text:span><text:span text:style-name="T12">—</text:span><text:span text:style-name="T10"> Селестия </text:span><text:span text:style-name="T12">—</text:span><text:span text:style-name="T10"> на кончике главного рога Анакорна</text:span><text:span text:style-name="T5">&gt;</text:span></text:p>
      <text:p text:style-name="P3">***</text:p>
      <text:p text:style-name="P1"><text:span text:style-name="T5">–</text:span> Вставай, Макс! <text:span text:style-name="T5">–</text:span> Маленькое копыто надавливало мне на грудь, делая энергичные круговые <text:soft-page-break/>движения.</text:p>
      <text:p text:style-name="P1"><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1"><text:span text:style-name="T5">–</text:span> Мне не понравился цвет твоей мордочки. Ты стал слишком бледный. Я решила прервать твой сон. Как ты себя ...</text:p>
      <text:p text:style-name="P1"><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1"><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1"><text:span text:style-name="T5">–</text:span> Я в порядке. Что-то удалось узнать? <text:span text:style-name="T5">–</text:span> обратился я к Рэрити.</text:p>
      <text:p text:style-name="P1"><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1"><text:span text:style-name="T5">– </text:span>Да, Макс?</text:p>
      <text:p text:style-name="P1"><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Твайлайт растерялась.</text:p>
      <text:p text:style-name="P1"><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5">–</text:span> Я помогу-у-у-у! <text:span text:style-name="T5">–</text:span> <text:span text:style-name="T1">з</text:span>апрыгала на месте Пинки.</text:p>
      <text:p text:style-name="P1"><text:span text:style-name="T5">–</text:span> Я помогу! <text:span text:style-name="T5">–</text:span> <text:span text:style-name="T1">н</text:span>еожиданно вызвалась Рэйнбоу Дэш, до этого безучастно наблюдавшая за нами.</text:p>
      <text:p text:style-name="P1"/>
      <text:p text:style-name="P1"><text:span text:style-name="T5">&lt;</text:span><text:span text:style-name="T10">Как возникли пегасы и единороги.</text:span></text:p>
      <text:p text:style-name="P1"><text:span text:style-name="T10">Пони для мирного сосуществования с соседями вступали в межвидовые браки (не только правители, а и целые племена). Единороги </text:span><text:span text:style-name="T11">—</text:span><text:span text:style-name="T10"> гибриды земнопони и истинных единорогов (с раздвоенными копытами и хвостом с кисточкой). Пегасы </text:span><text:span text:style-name="T11">—</text:span><text:span text:style-name="T10"> гибриды земнопони и грифонов (гены пегасов </text:span><text:span text:style-name="T11">—</text:span><text:span text:style-name="T10"> слабые, потому они редко женятся на других пони).</text:span><text:span text:style-name="T5">&gt;</text:span></text:p>
      <text:p text:style-name="P1"/>
      <text:p text:style-name="P1"><text:span text:style-name="T5">–</text:span> Я первая предложила! <text:span text:style-name="T5">–</text:span> возмутилась Пинки.</text:p>
      <text:p text:style-name="P1"><text:span text:style-name="T5">–</text:span> Предложила не ты, а Твайлайт. <text:span text:style-name="T5">–</text:span> <text:span text:style-name="T1">п</text:span>арировала Рэйнбоу Дэш.</text:p>
      <text:p text:style-name="P1"><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1"><text:span text:style-name="T5">–</text:span> Лады. <text:span text:style-name="T5">–</text:span> проворчала пегаска. <text:span text:style-name="T5">–</text:span> Приходи завтра на девять к библиотеке. Нет, лучше на десять.</text:p>
      <text:p text:style-name="P1"><text:span text:style-name="T5">–</text:span> Хорошо, Рэйнбоу Дэш. Договорились.</text:p>
      <text:p text:style-name="P1"><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text:soft-page-break/>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1"><text:span text:style-name="T5">–</text:span> Ффух! Дай отдышаться.</text:p>
      <text:p text:style-name="P1"><text:span text:style-name="T5">–</text:span> Устал? <text:span text:style-name="T5">–</text:span> <text:span text:style-name="T1">у</text:span>частливо спросила Пинки.</text:p>
      <text:p text:style-name="P1"><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5">–</text:span> Да? Тогда пойдём перекусим.</text:p>
      <text:p text:style-name="P1">Манерный пони-оффициант выслушал наши пожелания и удалился.</text:p>
      <text:p text:style-name="P1"><text:span text:style-name="T5">–</text:span> А какой у тебя был образ жизни?</text:p>
      <text:p text:style-name="P1"><text:span text:style-name="T5">–</text:span> В основном, сидячий.</text:p>
      <text:p text:style-name="P1"><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5">–</text:span> А у нас сидячая работа в порядке вещей.</text:p>
      <text:p text:style-name="P1"><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5">&lt;</text:span><text:span text:style-name="T10">Рэйнбоу объясняет Максу, почему Пинки расплатилась за него </text:span><text:span text:style-name="T11">—</text:span><text:span text:style-name="T10"> и вспоминает, что когда-то уже объясняла нечто подобное (Леро)</text:span></text:p>
      <text:p text:style-name="P1"><text:span text:style-name="T10">У Твайлайт после видения гибели Кимеринна появились морщинки возле глаз</text:span><text:span text:style-name="T5">&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1"><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1"><text:span text:style-name="T5">–</text:span> Пошли, Рэйнбоу Дэш. А куда?</text:p>
      <text:p text:style-name="P1"><text:span text:style-name="T5">–</text:span> Слушай, зови меня Дэш. А то и мне придётся звать тебя полным именем, а я этого не выношу.</text:p>
      <text:p text:style-name="P1"><text:soft-page-break/><text:span text:style-name="T5">–</text:span> Договорились, Дэш. Так куда мы идём?</text:p>
      <text:p text:style-name="P1"><text:span text:style-name="T5">–</text:span> К <text:span text:style-name="T5">&lt;</text:span><text:span text:style-name="T10">водопаду</text:span><text:span text:style-name="T5">&gt;</text:span>. Там здоровски красивое место.</text:p>
      <text:p text:style-name="P1"><text:span text:style-name="T5">–</text:span> А я думал, ты хочешь показать мне Понивилль.</text:p>
      <text:p text:style-name="P1"><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pan text:style-name="T5">–</text:span> Дежа вю? Ты об этом?</text:p>
      <text:p text:style-name="P1"><text:span text:style-name="T5">– </text:span>Что? Какое ещё дежавю?</text:p>
      <text:p text:style-name="P1"><text:span text:style-name="T5">–</text:span> Ложные воспоминания. Ты помнишь о чём-то, чего на самом деле никогда не было.</text:p>
      <text:p text:style-name="P1"><text:span text:style-name="T5">–</text:span> Хм. Может, и дежавю… Может… А если всё же было? Но ты не помнишь когда и как?</text:p>
      <text:p text:style-name="P1"><text:span text:style-name="T5">–</text:span> Дэш, не говори загадками. Если хочешь услышать внятный ответ, задавай внятный вопрос.</text:p>
      <text:p text:style-name="P1"><text:span text:style-name="T5">–</text:span> Не готова я… задать внятный вопрос. <text:span text:style-name="T5">–</text:span> <text:span text:style-name="T1">п</text:span>робормотала пегаска. <text:span text:style-name="T5">–</text:span> Нам туда.</text:p>
      <text:p text:style-name="P1">Дэш указала на тропку, уводящую от путей в молодой берёзово-кленовый лесок.</text:p>
      <text:p text:style-name="P1"><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1"><text:span text:style-name="T5">–</text:span> Из меня бегун тот ещё. <text:s/>Я проплыть могу больше, чем пробежать.</text:p>
      <text:p text:style-name="P1"><text:span text:style-name="T5">–</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5">–</text:span> Всё, Дэш. Я больше не могу.</text:p>
      <text:p text:style-name="P1"><text:span text:style-name="T5">–</text:span> Ты шутишь? Мы и полмили не пробежали.</text:p>
      <text:p text:style-name="P1"><text:span text:style-name="T5">–</text:span> Понимаешь, бег <text:span text:style-name="T1">—</text:span> не моя сильная сторона. Никогда не умел долго бегать.</text:p>
      <text:p text:style-name="P1"><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1"><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1"><text:span text:style-name="T5">–</text:span> Мы можем вернуться. А это место ты покажешь мне в другой раз. Выберемся туда в двухдневный <text:soft-page-break/>поход.</text:p>
      <text:p text:style-name="P1"><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1"><text:span text:style-name="T5">&lt;</text:span><text:span text:style-name="T10">Cначала описать попытку усесться сверху. На первой попытке Макс поранился об брошь в гриве РД в виде радужной молнии</text:span><text:span text:style-name="T5">&gt;</text:span></text:p>
      <text:p text:style-name="P1"><text:span text:style-name="T5">–</text:span> Сможешь меня удержать?</text:p>
      <text:p text:style-name="P1"><text:span text:style-name="T5">–</text:span> Ты про руки, что ли? Смогу. А зачем?</text:p>
      <text:p text:style-name="P1"><text:span text:style-name="T5">–</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1"><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5">&lt;</text:span><text:span text:style-name="T10">Дэш расплачивается за Макса в кафе. Когда тот спрашивает, почему она и Пинки платят за него, Дэш, вместо ответа, говорит:</text:span></text:p>
      <text:p text:style-name="P1"><text:span text:style-name="T12">–</text:span><text:span text:style-name="T10"> Пинки? </text:span><text:span text:style-name="T12">–</text:span><text:span text:style-name="T10"> Дэш сморщила нос. </text:span><text:span text:style-name="T12">–</text:span><text:span text:style-name="T10"> Я скажу ей, чтоб больше не </text:span><text:span text:style-name="T12">платила.</text:span><text:span text:style-name="T5">&gt;</text:span></text:p>
      <text:p text:style-name="P1"><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text:soft-page-break/>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5">–</text:span> Ф-р-р-р. Тьфу! Бр-р-р.</text:p>
      <text:p text:style-name="P1">Дэш выплюнула меня на берег и сама упала рядом.</text:p>
      <text:p text:style-name="P1"><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1"><text:span text:style-name="T5">–</text:span> С чего ты взяла? Я умею.</text:p>
      <text:p text:style-name="P1"><text:span text:style-name="T5">–</text:span> Ты ушёл под воду! И не выныривал! <text:span text:style-name="T5">–</text:span> <text:span text:style-name="T1">о</text:span>т возмущения пегаска даже забыла дышать.</text:p>
      <text:p text:style-name="P1"><text:span text:style-name="T5">–</text:span> Я не выныривал, потому что решил поплавать под водой. Я, вообще, это дело люблю.</text:p>
      <text:p text:style-name="P1"><text:span text:style-name="T5">–</text:span> Что??! И ты не предупредил меня?!! Знаешь, как я испугалась?!! Ни одна пони без магии столько под водой не продержится!!</text:p>
      <text:p text:style-name="P1"><text:span text:style-name="T5">–</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5">–</text:span> Да. Это я виновата. Я дура. Извини, <text:span text:style-name="T5">–</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5">&lt;</text:span><text:span text:style-name="T10">В Кантерлоте Макс присутствует на церемонии прощания с Кимеринном</text:span><text:span text:style-name="T5">&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5">–</text:span> Ух ты! <text:span text:style-name="T5">–</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5">–</text:span> Как тут…</text:p>
      <text:p text:style-name="P1"><text:span text:style-name="T5">–</text:span> Красиво, правда? <text:span text:style-name="T5">–</text:span> Дэш отследила мой взгляд и кивнула.</text:p>
      <text:p text:style-name="P1"><text:span text:style-name="T5">–</text:span> Красиво <text:span text:style-name="T1">—</text:span> это не то <text:span text:style-name="T1">чувство</text:span>. Тут чудесно! Просто слов нет…</text:p>
      <text:p text:style-name="P1"><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oft-page-break/><text:span text:style-name="T5">–</text:span> А сейчас? Сейчас у тебя есть такое чувство?</text:p>
      <text:p text:style-name="P1"><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5">–</text:span> Это исключено, Дэш. Я никак не мог повстречаться с тобой в своём мире.</text:p>
      <text:p text:style-name="P1"><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5">–</text:span> Тебе надо просушить шерсть. Снимай-ка одежду! <text:span text:style-name="T5">–</text:span> <text:span text:style-name="T1">с</text:span>командовала Дэш.</text:p>
      <text:p text:style-name="P1"><text:span text:style-name="T5">–</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5">–</text:span> Куда это ты спрятался? <text:span text:style-name="T5">–</text:span> <text:span text:style-name="T1">з</text:span>аросли вербы раздвинулись, пропуская пегаску.</text:p>
      <text:p text:style-name="P1"><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5">–</text:span> Ты чего? <text:span text:style-name="T5">–</text:span> <text:span text:style-name="T1">в</text:span> конце-концов озадаченно спросила она. <text:span text:style-name="T5">–</text:span> Что-то не так?</text:p>
      <text:p text:style-name="P1"><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5">–</text:span> А с кем не так? Со мной? С тобой? Или вообще? <text:span text:style-name="T5">–</text:span> <text:span text:style-name="T1">д</text:span>опытывалась пегаска.</text:p>
      <text:p text:style-name="P1"><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1"><text:span text:style-name="T5">–</text:span> Ну и?</text:p>
      <text:p text:style-name="P1"><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5">–</text:span> А какой смысл в этом правиле? Какую цель оно преследует?</text:p>
      <text:p text:style-name="P1"><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5">–</text:span> Вот видишь, ты меня правильно поняла. Описанные тобой табу у нас, кстати, тоже есть.</text:p>
      <text:p text:style-name="P1"><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5">–</text:span> Дэш!.. Блин! <text:span text:style-name="T5">–</text:span> Я попытался удержать куртку руками, но пегаска, не выпуская рукав из зубов, резко <text:soft-page-break/>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5">&lt;</text:span><text:span text:style-name="T10">Аликорны </text:span><text:span text:style-name="T12">—</text:span><text:span text:style-name="T10"> элементали. Они воплощают в себе какую-либо сторону чаяний и настроений сообщества пони. Анакорн </text:span><text:span text:style-name="T12">—</text:span><text:span text:style-name="T10"> супераликорн, элементаль всего мира</text:span><text:span text:style-name="T5">&gt;</text:span></text:p>
      <text:p text:style-name="P10"/>
      <text:p text:style-name="P1"><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2">zxcbzxcvb</text:span><text:span text:style-name="T5">&gt;</text:span>.</text:p>
      <text:p text:style-name="P1">Я не ответил.</text:p>
      <text:p text:style-name="P1">Пегаска подошла поближе и села, прижавшись тёплым боком ко мне.</text:p>
      <text:p text:style-name="P1"><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1">Вдоволь отсмеявшись, Дэш ткнула меня носом в грудь и спросила:</text:p>
      <text:p text:style-name="P1"><text:span text:style-name="T5">–</text:span> И?</text:p>
      <text:p text:style-name="P1"><text:span text:style-name="T5">–</text:span> Что “и”?</text:p>
      <text:p text:style-name="P1"><text:span text:style-name="T5">–</text:span> Ты сказал: “ А под конец сорвать штаны и…” <text:span text:style-name="T5">–</text:span> вот я и хочу знать, что “и”?</text:p>
      <text:p text:style-name="P1">Я смутился.</text:p>
      <text:p text:style-name="P1"><text:span text:style-name="T5">–</text:span> Да ничего… Не бери в голову.</text:p>
      <text:p text:style-name="P1"><text:span text:style-name="T5">–</text:span> А я хочу брать! Какой ты всё-таки… <text:span text:style-name="T5">–</text:span> Дэш встала, потянувшись сначала передней половиной, потом задней.</text:p>
      <text:p text:style-name="P1"><text:span text:style-name="T5">–</text:span> Какой?</text:p>
      <text:p text:style-name="P1"><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5">–</text:span> Дэш, ты..?</text:p>
      <text:p text:style-name="P1"><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1"><text:soft-page-break/>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5">–</text:span> Дэш!</text:p>
      <text:p text:style-name="P1"><text:span text:style-name="T5">–</text:span> Да? <text:span text:style-name="T5">–</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5">–</text:span> Ничего себе!</text:p>
      <text:p text:style-name="P1"><text:span text:style-name="T5">–</text:span> А ты как думал, откуда взялись пони-пегасы и пони-единороги?</text:p>
      <text:p text:style-name="P1"><text:span text:style-name="T5">–</text:span> Я думал, они всегда были.</text:p>
      <text:p text:style-name="P1"><text:span text:style-name="T5">–</text:span> Не всегда. Пегасы произошли от земных пони и грифонов. Пони-единороги <text:span text:style-name="T5">–</text:span> от земных пони и диких единорогов.</text:p>
      <text:p text:style-name="P1"><text:span text:style-name="T5">–</text:span> А что это за дикие единороги?</text:p>
      <text:p text:style-name="P1"><text:span text:style-name="T5">–</text:span> Сейчас они почти не встречаются. У них хвосты как у льва <text:span text:style-name="T1">—</text:span> с кисточкой на конце. И раздвоенные копыта.</text:p>
      <text:p text:style-name="P1"><text:span text:style-name="T5">–</text:span> А аликорны от кого произошли? От пегасов и единорогов?</text:p>
      <text:p text:style-name="P1"><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1"><text:span text:style-name="T5">–</text:span> Что ж, спасибо, что просветила. Однако…</text:p>
      <text:p text:style-name="P1"><text:span text:style-name="T5">–</text:span> Что?</text:p>
      <text:p text:style-name="P1"><text:span text:style-name="T5">–</text:span> Ты лежишь на мне.</text:p>
      <text:p text:style-name="P1"><text:span text:style-name="T5">–</text:span> Ну да, лежу, <text:span text:style-name="T5">–</text:span> Дэш ехидно улыбнулась и заёрзала животом. <text:span text:style-name="T5">–</text:span> А что?</text:p>
      <text:p text:style-name="P1"><text:span text:style-name="T5">–</text:span> А то, что в таком положении я до тебя не достану! У тебя слишком высоко расположена... ммм… анатомия.</text:p>
      <text:p text:style-name="P1"><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1"><text:soft-page-break/>Я начал почёсывать её шею у основания гривы. Её грива щекотала мне грудь и я перебросил её на другую сторону.</text:p>
      <text:p text:style-name="P1"><text:span text:style-name="T5">–</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1"><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1"><text:span text:style-name="T5">–</text:span> Дэш, <text:span text:style-name="T5">–</text:span> рассмеялся я, <text:span text:style-name="T5">–</text:span> отпусти ухо!</text:p>
      <text:p text:style-name="P1"><text:span text:style-name="T5">–</text:span> Отпускаю, <text:span text:style-name="T5">–</text:span> шепнула пегаска мне в ухо. <text:span text:style-name="T5">–</text:span> А ты вытаскивай из меня палец и займись делом.</text:p>
      <text:p text:style-name="P1">С этими словами пегаска встала.</text:p>
      <text:p text:style-name="P3">***</text:p>
      <text:p text:style-name="P1">Последние полчаса мы просто лежали на пляже и нежились под вечерним солнцем, когда Дэш вскочила на ноги.</text:p>
      <text:p text:style-name="P1"><text:span text:style-name="T5">–</text:span> Мы опаздываем! Рэрити назначила на восемь часов вечера у Твайлайт!</text:p>
      <text:p text:style-name="P1"><text:span text:style-name="T5">&lt;</text:span><text:span text:style-name="T10">Р/Д отправляется в сон до Рэрити и там вспоминает Леро/Листа.</text:span><text:span text:style-name="T5">&gt;</text:span></text:p>
      <text:p text:style-name="P1">Пока я одевался, пегаска в нетерпении рыла копытом землю.</text:p>
      <text:p text:style-name="P1"><text:span text:style-name="T5">–</text:span> Оделся? Хватайся! <text:span text:style-name="T5">–</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text:soft-page-break/>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5">&lt;</text:span><text:span text:style-name="T10">Вкратце суть сна Рэрити.</text:span></text:p>
      <text:p text:style-name="P1"><text:span text:style-name="T10">Она проснулась в мире Терры веб-дизайнером. И мир Эквестрии ей только снился </text:span><text:span text:style-name="T12">—</text:span><text:span text:style-name="T10"> и быстро начал забываться. Т.е. мир Эквестрии - всего лишь сон терранского парня (девушки?)</text:span></text:p>
      <text:p text:style-name="P1"><text:span text:style-name="T10">к экрану - очередь из пони (пони пропадают из Эквестрии). В очереди близко к экрану </text:span><text:span text:style-name="T12">—</text:span><text:span text:style-name="T10"> Селестия. Рэрити </text:span><text:span text:style-name="T12">—</text:span><text:span text:style-name="T10"> без очереди (у неё </text:span><text:span text:style-name="T12">—</text:span><text:span text:style-name="T10"> билет-пропуск от Индрэ).</text:span></text:p>
      <text:p text:style-name="P1"><text:span text:style-name="T10">Рэрити проснулась парнем, т.к. в Эквестрии </text:span><text:span text:style-name="T12">—</text:span><text:span text:style-name="T10"> матриархат, роль терранских мужчин там несут кобылы.</text:span></text:p>
      <text:p text:style-name="P1"><text:span text:style-name="T10">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1"/>
      <text:p text:style-name="P3">***</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5">&lt;</text:span><text:span text:style-name="T10">Влад рассказывает Максу о своём сне </text:span><text:span text:style-name="T12">—</text:span><text:span text:style-name="T10"> как он был поняхой, а потом проснулся в мире Терры</text:span><text:span text:style-name="T5">&gt;</text:span></text:p>
      <text:p text:style-name="P10"/>
      <text:p text:style-name="P1"><text:soft-page-break/><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1"><text:span text:style-name="T5">–</text:span> Да? Что “тут”? <text:span text:style-name="T5">–</text:span> Твайлайт была вся внимание.</text:p>
      <text:p text:style-name="P1"><text:span text:style-name="T5">–</text:span> Тут я проснулась.</text:p>
      <text:p text:style-name="P1"><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1">(<text:span text:style-name="T5">&lt;</text:span><text:span text:style-name="T10">согласовать с тем, что говорил Анакорн о Р/Д</text:span><text:span text:style-name="T5">&gt;</text:span>). </text:p>
      <text:p text:style-name="P1">Об этом Эгрегоре пишется в книге <text:span text:style-name="T5">&lt;</text:span><text:span text:style-name="T10">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5">–</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0"/>
      <text:p text:style-name="P1"><text:span text:style-name="T5">&lt;</text:span><text:span text:style-name="T10">обоснование сна для Р/Д. РД видит несколько вариантов историй с Mane6 </text:span><text:span text:style-name="T12">—</text:span><text:span text:style-name="T10"> и с собой + Леро </text:span><text:span text:style-name="T12">—</text:span><text:span text:style-name="T10"> намёк на несовместимые фанфики</text:span></text:p>
      <text:p text:style-name="P1"><text:span text:style-name="T10">Пинки видит кошмар (кексики) и сходит с ума. И ещё она видит как Селестия стала Матрицей (подпрограммой Нексуса)</text:span><text:span text:style-name="T5">&gt;</text:span></text:p>
      <text:p text:style-name="P1"/>
      <text:p text:style-name="P1"><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1"><text:span text:style-name="T5">–</text:span> Кто <text:span text:style-name="T5">—</text:span> она? <text:span text:style-name="T5">–</text:span> повернулась Твайлайт.</text:p>
      <text:p text:style-name="P1"><text:span text:style-name="T5">–</text:span> Её Высочество, принцесса Селестия...</text:p>
      <text:p text:style-name="P1"/>
      <text:p text:style-name="P1"><text:span text:style-name="T5">&lt;</text:span><text:span text:style-name="T10">Подходя к замку Принцесс, Дэш рассказывает Максу обо сне, который она утаила - с Леро.</text:span><text:span text:style-name="T5">&gt;</text:span> </text:p>
      <text:p text:style-name="P1"/>
      <text:p text:style-name="P1"><text:span text:style-name="T5">&lt;</text:span><text:span text:style-name="T10">Кто следующий готов рассказывать?</text:span></text:p>
      <text:p text:style-name="P20">Пинки дёрнулась на месте, но промолчала.</text:p>
      <text:p text:style-name="P1"><text:span text:style-name="T12">–</text:span><text:span text:style-name="T10"> Я расскажу, - шагнула вперёд радужная пегаска. </text:span><text:span text:style-name="T12">–</text:span><text:span text:style-name="T10"> Хотя вряд ли ты узнаешь что-то полезное. Там галиматья какая-то…</text:span><text:span text:style-name="T5">&gt;</text:span></text:p>
      <text:p text:style-name="P1"/>
      <text:p text:style-name="P1"><text:span text:style-name="T5">&lt;</text:span><text:span text:style-name="T10">Сон РД:</text:span></text:p>
      <text:p text:style-name="P20"><text:soft-page-break/>...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0">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0">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10">В мире Терры они ищут Селестию. В конце-концов Макс находит её в кибермозге </text:span><text:span text:style-name="T12">—</text:span><text:span text:style-name="T1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2">—</text:span><text:span text:style-name="T10"> Эгрегором Эквестрии. После чего пееренос на Землю на 10 лет назад. Начало написания “Последнего фанфика”.</text:span><text:span text:style-name="T5">&gt;</text:span></text:p>
      <text:p text:style-name="P10"/>
      <text:p text:style-name="P1"><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1"><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1">Привести эти же фразы в оригинале</text:span><text:span text:style-name="T5">&gt;</text:span></text:p>
      <text:p text:style-name="P1"><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oft-page-break/><text:span text:style-name="T5">&lt;</text:span><text:span text:style-name="T10">… В открывшемся шкафчике я увидел ряд вычурных бутылок и пузатых графинчиков. Их содержимое не вызывало у меня никаких сомнений.</text:span></text:p>
      <text:p text:style-name="P20"><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0"><text:span text:style-name="T5">–</text:span> А водку у вас принято пить?</text:p>
      <text:p text:style-name="P1"><text:span text:style-name="T12">–</text:span><text:span text:style-name="T10"> Некоторые употребляют. Но правительница Эквестрии, пьющая водку </text:span><text:span text:style-name="T11">—</text:span><text:span text:style-name="T10"> это уже черезчур. </text:span><text:span text:style-name="T12">–</text:span><text:span text:style-name="T10"> Засмеялась Селестия. </text:span><text:span text:style-name="T12">–</text:span><text:span text:style-name="T10">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5">–</text:span> Знакомься, Макс, <text:span text:style-name="T5">–</text:span> начала представлять человека Твайлайт. <text:span text:style-name="T5">–</text:span> Это Пинки Пай…</text:p>
      <text:p text:style-name="P1"><text:span text:style-name="T5">–</text:span> Очень приятно, Макс.</text:p>
      <text:p text:style-name="P13">“Макс? Его зовут Макс? Я помню его под другим именем. У него было двухсложное имя. Не помню…”</text:p>
      <text:p text:style-name="P1"><text:span text:style-name="T5">–</text:span> Рэрити. <text:span text:style-name="T5">–</text:span> Твайлайт представила светло-серую единорожку, которая чуть склонила голову в приветствии.</text:p>
      <text:p text:style-name="P1"><text:span text:style-name="T5">–</text:span> Макс. <text:span text:style-name="T5">–</text:span> <text:span text:style-name="T1">к</text:span>ивнул ей в ответ человек.</text:p>
      <text:p text:style-name="P13">“И волосы у него были длинные… И была шерсть на лице… Но глаза - глаза те же…”</text:p>
      <text:p text:style-name="P1">Макс повернулся к ней.</text:p>
      <text:p text:style-name="P1"><text:span text:style-name="T5">–</text:span> Рэйнбоу Дэш. <text:span text:style-name="T5">–</text:span> <text:span text:style-name="T1">п</text:span>редставилась Дэш, всё ещё пытаясь вспомнить нечто ускользающее.</text:p>
      <text:p text:style-name="P1"><text:span text:style-name="T5">–</text:span> Макс. <text:span text:style-name="T5">–</text:span> <text:span text:style-name="T1">з</text:span>акончил представляться человек.</text:p>
      <text:p text:style-name="P13">“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5">–</text:span> Ну это мы ещё посмотрим, <text:span text:style-name="T5">–</text:span> сцепив зубы, зло прищурилась пегаска.</text:p>
      <text:p text:style-name="P1"/>
      <text:h text:style-name="Heading_20_2" text:outline-level="2"><text:soft-page-break/>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pan text:style-name="T5">&lt;</text:span><text:span text:style-name="T10">Концепция абсолютного зла. Вычеркнуть кого-то из бытия.</text:span></text:p>
      <text:p text:style-name="P1"><text:span text:style-name="T10">Пока идёт борьба за вычёркивание </text:span><text:span text:style-name="T11">—</text:span><text:span text:style-name="T10"> это вычёркивание является злом. Но когда вычёркивание произошло, зло исчезает </text:span><text:span text:style-name="T11">—</text:span><text:span text:style-name="T10"> т.к. вычеркнутого никогда не было, о нём никто не знает. Никто </text:span><text:span text:style-name="T11">—</text:span><text:span text:style-name="T10"> даже вычёркивающий</text:span><text:span text:style-name="T5">&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3">“Значит, всё. Вот как это бывает.”</text:p>
      <text:p text:style-name="P1">Она расправила левое крыло.</text:p>
      <text:p text:style-name="P13">“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text:soft-page-break/>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1">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text:p>
      <text:p text:style-name="P1"><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1"><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1"><text:span text:style-name="T5">–</text:span> Что такое “рекурсивный сон”?</text:p>
      <text:p text:style-name="P1"><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1"><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1"><text:span text:style-name="T5">–</text:span> Дайте ей рассказать сон, <text:span text:style-name="T5">–</text:span> протиснулась между подруг РД. <text:span text:style-name="T5">–</text:span> Что ты…</text:p>
      <text:p text:style-name="P1"><text:span text:style-name="T5">–</text:span> А<text:span text:style-name="T1">АА</text:span>!!! <text:span text:style-name="T5">–</text:span> Пинки тонко вскрикнула и затряслась, глядя на РД полными ужаса глазами.</text:p>
      <text:p text:style-name="P1"><text:span text:style-name="T5">–</text:span> Ты чего? <text:span text:style-name="T5">–</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1"><text:span text:style-name="T5">–</text:span> Если тебе тяжело вспоминать сон, не мучайся, <text:span text:style-name="T5">–</text:span> обратилась Твайлайт.</text:p>
      <text:p text:style-name="P1"><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1"><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1"><text:soft-page-break/><text:span text:style-name="T5">–</text:span> А кто такая “Она”? <text:span text:style-name="T5">–</text:span> не выдержала Дэш.</text:p>
      <text:p text:style-name="P1"><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1"><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1"><text:span text:style-name="T5">–</text:span> Бедняжка, <text:span text:style-name="T5">–</text:span> прошептала Рэрити, <text:span text:style-name="T5">–</text:span> у неё сейчас вид как у <text:span text:style-name="T5">&lt;</text:span><text:span text:style-name="T10">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0">добавить сочувствия</text:span><text:span text:style-name="T5">&gt;</text:span>.</text:p>
      <text:p text:style-name="P1"/>
      <text:p text:style-name="P1"><text:span text:style-name="T5">&lt;</text:span><text:span text:style-name="T10">После этого случая Тавйлайт решает прекратить сеансы двойного сна. Сеанса с ЭйДжей и Флатти не будет</text:span><text:span text:style-name="T5">&gt;</text:span></text:p>
      <text:p text:style-name="P1"/>
      <text:h text:style-name="Heading_20_2" text:outline-level="2">Исчезновение Селестии</text:h>
      <text:p text:style-name="P1"/>
      <text:p text:style-name="P1"><text:span text:style-name="T5">–</text:span> И в твоём мире нет пони-пегасов и пони-единорогов? Есть только земнопони? <text:span text:style-name="T5">–</text:span> допытывалась РД.</text:p>
      <text:p text:style-name="P1"><text:span text:style-name="T5">–</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5">&lt;</text:span><text:span text:style-name="T11">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5">–</text:span> Ну хорошо, а кто вами правит? Аликорн? Драконикус? Какой-нибудь человек с рогом во лбу? Или у вас нет правителя?</text:p>
      <text:p text:style-name="P1"><text:span text:style-name="T5">–</text:span> Нет, почему? Правитель есть. Только он не постоянный. Его избирают. Раз в несколько лет.</text:p>
      <text:p text:style-name="P1"><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1">изменить причину удивления</text:span><text:span text:style-name="T5">&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5">–</text:span> Хм. Узнаю походку Твайлайт. Что-то случилось. <text:span text:style-name="T5">–</text:span> заметила <text:span text:style-name="T1">пегаска</text:span>.</text:p>
      <text:p text:style-name="P1">И впрямь, на запыхавшейся единорожке лица не было.</text:p>
      <text:p text:style-name="P1"><text:span text:style-name="T5">–</text:span> Она исчезла!!! <text:span text:style-name="T5">–</text:span> Твайлайт не могла отдышаться.</text:p>
      <text:p text:style-name="P1"><text:span text:style-name="T5">–</text:span> Кто <text:span text:style-name="T1">—</text:span> она??? <text:span text:style-name="T5">–</text:span> <text:span text:style-name="T1">х</text:span>ором воскликнули мы и переглянулись.</text:p>
      <text:p text:style-name="P1"><text:span text:style-name="T5">–</text:span> Прин-цес-са Се-лес-ти-я! <text:span text:style-name="T5">–</text:span> <text:span text:style-name="T1">п</text:span>о слогам отчеканила Твайлайт. <text:span text:style-name="T5">–</text:span> Только это между нами. <text:soft-page-break/>Государственная тайна. Нас вызывают в Кантерлот.</text:p>
      <text:p text:style-name="P1"><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1"><text:span text:style-name="T5">–</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1"><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1"><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5">–</text:span> Не могу ничем помочь. Я знаю не больше твоего.</text:p>
      <text:p text:style-name="P1">Луна как будто ожидала такой ответ.</text:p>
      <text:p text:style-name="P1"><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1"><text:span text:style-name="T5">–</text:span> Приложу все усилия, Ваше Высочество. Но мне понадобится провести некоторое время в библиотеке Кантерлота.</text:p>
      <text:p text:style-name="P1"><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text:soft-page-break/>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0"/>
      <text:p text:style-name="P1"><text:span text:style-name="T5">&lt;</text:span><text:span text:style-name="T10">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0"/>
      <text:p text:style-name="P1"><text:span text:style-name="T5">&lt;</text:span><text:span text:style-name="T1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1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2">—</text:span><text:span text:style-name="T10"> Луна создаёт обратный коридор в срок.</text:span><text:span text:style-name="T5">&gt;</text:span></text:p>
      <text:p text:style-name="P1"/>
      <text:h text:style-name="Heading_20_2" text:outline-level="2"><text:soft-page-break/>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5">—</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5">—</text:span> виднелось под листвой плюща.</text:p>
      <text:p text:style-name="P1">“Откуда здесь взялся рухнувший Боинг?” <text:span text:style-name="T5">&lt;</text:span><text:span text:style-name="T11">Дуглас </text:span><text:span text:style-name="T12">—</text:span><text:span text:style-name="T11"> </text:span><text:span text:style-name="T12">DC-3</text:span><text:span text:style-name="T5">&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10"/>
      <text:p text:style-name="P1"><text:span text:style-name="T5">&lt;</text:span><text:span text:style-name="T10">высоко летать нельзя из-за молний</text:span><text:span text:style-name="T5">&gt;</text:span></text:p>
      <text:p text:style-name="P10"/>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text:soft-page-break/>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5">—</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text:soft-page-break/>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0">двухмесячной</text:span><text:span text:style-name="T5">&gt;</text:span> давности осталось лишь направление движения.</text:p>
      <text:p text:style-name="P1">И опять, как <text:span text:style-name="T5">&lt;</text:span><text:span text:style-name="T10">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text:soft-page-break/>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text:soft-page-break/>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0">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3">***</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5">&lt;</text:span><text:span text:style-name="T10">Поиски Селестии — сюжет:</text:span></text:p>
      <text:p text:style-name="P20">Базовое положение: Селестия физически находится на компе Влада в соседнем с максовым доме, в качестве этической подпрограммы к Нексусу.</text:p>
      <text:p text:style-name="P20">Кратко:</text:p>
      <text:p text:style-name="P2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text:soft-page-break/>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0">Эпизод 1:</text:p>
      <text:p text:style-name="P2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0">…</text:p>
      <text:p text:style-name="P20">Итого:</text:p>
      <text:p text:style-name="P2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0">Эпизод 3.5 (необязательный): День из жизни Дискорда (впечатления от нового мира, интерес путешествия, нежелание возвращаться).</text:p>
      <text:p text:style-name="P20">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1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5">&lt;</text:span><text:span text:style-name="T10">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text:soft-page-break/>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5">&gt;</text:span>\Привет, Нексус. Это Макс.</text:p>
      <text:p text:style-name="P1"><text:span text:style-name="T5">&lt;\</text:span>Привет, Макс. Рад тебя видеть.</text:p>
      <text:p text:style-name="P13">Хм. Блок эмоций? Или просто модификация стандартного приветствия?</text:p>
      <text:p text:style-name="P1"><text:span text:style-name="T5">&gt;\</text:span>Нексус, отключи память событий за последнюю неделю.</text:p>
      <text:p text:style-name="P1"><text:span text:style-name="T5">&lt;\</text:span>Выполнено, Макс.</text:p>
      <text:p text:style-name="P1"><text:span text:style-name="T5">&gt;</text:span>\Задача по корпоративной логике. Выдай наиболее оптимальное решение.</text:p>
      <text:p text:style-name="P1"><text:span text:style-name="T5">&lt;\</text:span>Жду с нетерпением, Макс.</text:p>
      <text:p text:style-name="P1"><text:span text:style-name="T5">&gt;\</text:span>Постановка задачи.</text:p>
      <text:p text:style-name="P1"><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5">&gt;\</text:span>Ограничения.</text:p>
      <text:p text:style-name="P1"><text:span text:style-name="T5">&gt;\</text:span>Ты не можешь подать в суд на компанию Б и ждать результатов, так как за время разбирательства компания А обанкротится.</text:p>
      <text:p text:style-name="P1"><text:span text:style-name="T5">&gt;\</text:span>Задание.</text:p>
      <text:p text:style-name="P1"><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5">&lt;\</text:span>Задача принята...</text:p>
      <text:p text:style-name="P1"><text:span text:style-name="T5">&lt;\</text:span>...</text:p>
      <text:p text:style-name="P1"><text:span text:style-name="T5">&lt;\</text:span>...</text:p>
      <text:p text:style-name="P1"><text:span text:style-name="T5">&lt;\</text:span>Решение:</text:p>
      <text:p text:style-name="P1"><text:span text:style-name="T5">&lt;\&lt;</text:span><text:span text:style-name="T10">Не следует противопоставлять злу ещё большее зло - это только усилит его — </text:span><text:span text:style-name="T11">кодовая фраза</text:span><text:span text:style-name="T1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3"><text:soft-page-break/>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text:soft-page-break/>–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5">&lt;</text:span><text:span text:style-name="T10">трёх</text:span><text:span text:style-name="T5">&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3"><text:soft-page-break/>***</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5">&lt;</text:span><text:span text:style-name="T10">три месяца</text:span><text:span text:style-name="T5">&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10"/>
      <text:p text:style-name="P1"><text:span text:style-name="T5">&lt;</text:span><text:span text:style-name="T1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0"/>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text:soft-page-break/>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0">расширить</text:span><text:span text:style-name="T5">&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0">расширить</text:span><text:span text:style-name="T5">&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0">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0">пять</text:span><text:span text:style-name="T5">&gt;</text:span>длинную прореху в куртке, <text:span text:style-name="T5">&lt;</text:span><text:span text:style-name="T10">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0">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5">&lt;</text:span><text:span text:style-name="T10">подать фонарь под другим сосусом</text:span><text:span text:style-name="T5">&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0">уменьшить подозрения — о них должен догадаться Макс</text:span><text:span text:style-name="T5">&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text:soft-page-break/>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0">улучшить</text:span><text:span text:style-name="T5">&gt;</text:span>. А тот случай, когда мне пришлось зашивать тебе куртку после нападения убийц <text:span text:style-name="T5">&lt;</text:span><text:span text:style-name="T10">клоунов/санта-клаусов</text:span><text:span text:style-name="T5">&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text:soft-page-break/></text:p>
      <text:h text:style-name="Heading_20_2" text:outline-level="2">След?</text:h>
      <text:p text:style-name="Text_20_body"/>
      <text:p text:style-name="P1"><text:span text:style-name="T5">&lt;</text:span><text:span text:style-name="T10">сначала эпизод - проверка сумки в серверной</text:span><text:span text:style-name="T5">&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5">&lt;</text:span><text:span text:style-name="T10">“Последний Единорог” Питера Бигла</text:span><text:span text:style-name="T5">&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0"/>
      <text:p text:style-name="P1"><text:span text:style-name="T5">&lt;</text:span><text:span text:style-name="T10">расширить. Перед кафешкой - диалог с Флатти и ЭйДжей. Все думают, что наконец-то нашли Селестию. Все ликуют</text:span><text:span text:style-name="T5">&gt;</text:span></text:p>
      <text:p text:style-name="P10"/>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text:soft-page-break/>На том и остановились.</text:p>
      <text:p text:style-name="P1"/>
      <text:p text:style-name="P1"><text:span text:style-name="T5">&lt;</text:span><text:span text:style-name="T10">Расширить сцену в кафе. Ожидание, подьём и… падение ожиданий</text:span><text:span text:style-name="T5">&gt;</text:span></text:p>
      <text:p text:style-name="P1"/>
      <text:p text:style-name="P3">***</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text:soft-page-break/>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5">&lt;</text:span><text:span text:style-name="T10">упомянуть болезнь Флатти в соответствующем разделе</text:span><text:span text:style-name="T5">&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5">&lt;</text:span><text:span text:style-name="T1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31"/>
      <text:p text:style-name="P3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text:soft-page-break/>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1"/>
      <text:p text:style-name="P44">Разговор не клеился.</text:p>
      <text:p text:style-name="P3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1"><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1"><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1"><text:span text:style-name="T5">– </text:span>Ну хорошо. Убедила. В конце-концов, можем поступить так. Вы с Флатти вернётесь обратно а я продолжу поиски здесь.</text:p>
      <text:p text:style-name="P31"><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31"><text:span text:style-name="T5">– </text:span>Вы можете связываться со мной раз в месяц по коридору.</text:p>
      <text:p text:style-name="P31"><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1"><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1">Эпплджек недоверчиво хмыкнула.</text:p>
      <text:p text:style-name="P31"><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1"><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1"><text:span text:style-name="T5">– </text:span>Конечно оставаться. Кто ещё, кроме нас, может найти её?</text:p>
      <text:p text:style-name="P31"><text:span text:style-name="T5">– </text:span>Я думал, ты не сможешь оставить Энджела и всех остальных надолго.</text:p>
      <text:p text:style-name="P31"><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34"><text:span text:style-name="T5">– </text:span>Извини, Флаттершай, забылся.</text:p>
      <text:p text:style-name="P34"><text:span text:style-name="T5">– </text:span>Та ладно, я ж не против, – возразила Эпплджек. – Не парься, Флатти. Было б хуже, если б он <text:s/><text:soft-page-break/>назвал меня Эпплджек на людях.</text:p>
      <text:p text:style-name="P34"><text:span text:style-name="T5">– </text:span>Ты так... – запнулась Флаттершай. – Так быстро забыла свою ферму. И...</text:p>
      <text:p text:style-name="P34"><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34"><text:span text:style-name="T5">– </text:span>Как ты можешь так говорить? – расплакалась Флаттершай.</text:p>
      <text:p text:style-name="P34"><text:span text:style-name="T5">– </text:span>Эй, девушки, не ссорьтесь! Мы — одна команда! И надеюсь, останемся ею и в дальнейшем. </text:p>
      <text:list xml:id="list8751208235620521667" text:style-name="L5">
        <text:list-header>
          <text:p text:style-name="P7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34"><text:span text:style-name="T5">– </text:span>А если нет? – Эпплджек смотрела мне мне прямо в глаза.</text:p>
      <text:list xml:id="list190031992985915" text:continue-numbering="true" text:style-name="L5">
        <text:list-header>
          <text:p text:style-name="P78">Я молча пожал плечами. Эпплджек уверенно продолжила.</text:p>
        </text:list-header>
      </text:list>
      <text:p text:style-name="P34"><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34"><text:span text:style-name="T5">– </text:span>Спасибо, ЭйДжей.</text:p>
      <text:p text:style-name="P34"><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0032512881065" text:continue-numbering="true" text:style-name="L5">
        <text:list-header>
          <text:p text:style-name="P78">Флаттершай пробормотала нечто, показавшееся мне знакомым.</text:p>
        </text:list-header>
      </text:list>
      <text:p text:style-name="P34"><text:span text:style-name="T5">– </text:span>Флатти, ты что-то сказала? Я не расслышал.</text:p>
      <text:p text:style-name="P34"><text:span text:style-name="T5">– </text:span>Намерение Изменяет Реальность.</text:p>
      <text:p text:style-name="P34"><text:span text:style-name="T5">– </text:span>Эээ. А где ты слышала эту фразу, если не секрет?</text:p>
      <text:p text:style-name="P34"><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0031487966359" text:continue-numbering="true" text:style-name="L5">
        <text:list-header>
          <text:p text:style-name="P78">У меня как будто вспыхнула лампочка в мозгу. Кирпичики быстро выстраивались в целостную картину. Я ринулся в прихожую.</text:p>
        </text:list-header>
      </text:list>
      <text:p text:style-name="P34"><text:span text:style-name="T5">– </text:span>Флатти, ЭйДжей, буду через час. Ждите!</text:p>
      <text:p text:style-name="P31"/>
      <text:h text:style-name="P82" text:outline-level="2">Почти.</text:h>
      <text:p text:style-name="P46"/>
      <text:p text:style-name="P34">В офисе меня встретил лыбящийся Стас.</text:p>
      <text:p text:style-name="P3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34">Я уставился на Стаса и он, захлёбываясь от торопливости, начал <text:span text:style-name="T5">расказывать</text:span>.</text:p>
      <text:p text:style-name="P3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text:soft-page-break/>было непросто! Ну, разве я не молодец?!!</text:p>
      <text:p text:style-name="P34">– Ты его уничтожил?</text:p>
      <text:p text:style-name="P34">– Кого?</text:p>
      <text:p text:style-name="P34">– Этический модуль. Селестию.</text:p>
      <text:p text:style-name="P3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4">– Ты его уничтожил?</text:p>
      <text:p text:style-name="P3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4">– То есть, на домашнем компьютере Влада модуль работает и дальше?</text:p>
      <text:p text:style-name="P34">– Ага. К нему-то у меня доступа нету. Но в кластер к Нексусу он больше не пролезет.</text:p>
      <text:p text:style-name="P34">– Спасибо, Стас. Ты молодец.</text:p>
      <text:p text:style-name="P34">Ниточка, чуть было не прервавшаяся в офисе, повела в квартиру Влада.</text:p>
      <text:p text:style-name="P34"/>
      <text:h text:style-name="P82" text:outline-level="2">Дискорд</text:h>
      <text:p text:style-name="Text_20_body"/>
      <text:p text:style-name="P46">Девушки поспешно собирались, пока я растолковывал им задачу.</text:p>
      <text:p text:style-name="P46"><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46"><text:span text:style-name="T5">– </text:span>Это тот твой приятель, который разбился с полгода назад? – спросила Эпплджек.</text:p>
      <text:p text:style-name="P46"><text:span text:style-name="T5">– </text:span>Да, это он.</text:p>
      <text:p text:style-name="P46"><text:span text:style-name="T5">– </text:span>А как мы попадём в его квартиру? Там сейчас кто-то живёт? – Флаттершай прыгала на одной ноге, натягивая кед.</text:p>
      <text:p text:style-name="P46"><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4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7">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4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0">Плохо написано!</text:span><text:span text:style-name="T5">&gt;</text:span></text:p>
      <text:p text:style-name="P47"><text:soft-page-break/>Я поднёс брелок пропуска к домофону, но дверь подъезда не открылась. Замигала красная лампочка и зажужжал зуммер.</text:p>
      <text:p text:style-name="P47">Я выругался.</text:p>
      <text:p text:style-name="P47"><text:span text:style-name="T5">– </text:span>Макс, что случилось? У нас проблемы?</text:p>
      <text:p text:style-name="P47"><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7"><text:span text:style-name="T5">– </text:span>Так что, будем ломать дверь? – Эпплджек критически осмотрелась, подмечая бабулек на лавочке и зевак во внутреннем скверике.</text:p>
      <text:p text:style-name="P47"><text:span text:style-name="T5">– </text:span>Нет нужды. Лучше станьте-ка сзади меня так, чтобы заслонить от этих бабулек и от вооон той камеры наблюдения.</text:p>
      <text:list xml:id="list2553496890260219680" text:style-name="L6">
        <text:list-header>
          <text:p text:style-name="P7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3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34">Раздался лёгкий «кряк» и дверь подалась.</text:p>
      <text:p text:style-name="P49"><text:span text:style-name="T5">– </text:span>Девушки, заходим.</text:p>
      <text:p text:style-name="P3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4">Прихожая встретила нас толстым слоем пыли. Мы тихонько прошли внутрь и я закрыл дверь изнутри.</text:p>
      <text:p text:style-name="P31"><text:span text:style-name="T1">Компьютер</text:span> стоял там же, где и обычно <text:span text:style-name="T1">— в личном кабинете Влада на столе у окна.</text:span></text:p>
      <text:p text:style-name="P49"><text:span text:style-name="T5">– </text:span>Макс, тут окно разбито! И верёвка какая-то висит. – крикнула Флаттершай из кухни.</text:p>
      <text:p text:style-name="P49"><text:span text:style-name="T5">– </text:span>Оставь, Флатти, не сейчас! – отмахнулся я.</text:p>
      <text:p text:style-name="P55">Лампочка питания на ноутбуке горела, <text:s/>но подключенный монитор оставался тёмным. Я постучал по пробелу, но безрезультатно.</text:p>
      <text:p text:style-name="P49"><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49"><text:span text:style-name="T5">– </text:span>Монитор выключен. – <text:s/>раздалось из угла. Кресло с высокой спинкой повернулось, открыв нашим взорам Дискорда. </text:p>
      <text:p text:style-name="P4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49">Он приподнял панамку, дурашливо здороваясь.</text:p>
      <text:p text:style-name="P49"><text:span text:style-name="T5">– </text:span>Оп-па! – пробормотала Эпплджек. – Нежданчик!</text:p>
      <text:p text:style-name="P49"><text:span text:style-name="T5">– </text:span>Ты, я вижу, времени не терял, – моя рука под прикрытием стола медленно тянулась к тяжёлой фарфоровой кружке, стоящей на краю.</text:p>
      <text:p text:style-name="P56"><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6"><text:span text:style-name="T5">– </text:span>А почему ты вообще решил искать нас тут? – спросила Эпплджек. – Приехал бы домой. Мы б тебя чаем напоили.</text:p>
      <text:p text:style-name="P56"><text:span text:style-name="T5">– </text:span>Видишь ли, дорогая Эй-Джей, я с самого начала знал, где находится наша уважаемая принцесса, а времени в обрез, так что...</text:p>
      <text:p text:style-name="P58">В проёме дверей появилась Флаттершай.</text:p>
      <text:p text:style-name="P56"><text:span text:style-name="T5">– </text:span>С кем это вы тут разговариваете?</text:p>
      <text:list xml:id="list5180225103185027724" text:style-name="L7">
        <text:list-header>
          <text:p text:style-name="P8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8">Оглушённый Дискорд попытался было отъехать на кресле в сторону, но я припёр его стулом к стенке.</text:p>
      <text:p text:style-name="P56">– Жанна, Флатти, хватайте ноут и на выход! Я с ним разберусь! Не теряйте вре...!</text:p>
      <text:p text:style-name="P56">– ТЫ ИДИО...!!!</text:p>
      <text:p text:style-name="P56">Дискорд <text:s/>зорал одновременно со мной, прикрываясь от меня руками, когда раздался оглушительный</text:p>
      <text:p text:style-name="P56">...</text:p>
      <text:p text:style-name="P57">БАХ!!!</text:p>
      <text:p text:style-name="P56">…</text:p>
      <text:p text:style-name="P56">Эпплджек с <text:s/>нервным всхлипом опустила толстенный том «Энтерпрайз-паттернов» , издание девятое, дополненное.</text:p>
      <text:p text:style-name="P49">На лице Дискорда появилось удивлённо-мечтательное выражение и он вырубился.</text:p>
      <text:p text:style-name="P49"/>
      <text:h text:style-name="Heading_20_2" text:outline-level="2">Селестия</text:h>
      <text:p text:style-name="P49"/>
      <text:p text:style-name="P49">Включенный монитор показал схематическое изображение Селестиии, </text:p>
      <text:p text:style-name="P50">&gt;\<text:span text:style-name="T1">Привет, Селестия. Это Макс. Как себя чувствуешь?</text:span></text:p>
      <text:p text:style-name="P50">&lt;\<text:span text:style-name="T1">Макс? МАКС??? МА-А-А-АКС!!! НАКОНЕЦ-ТО! КАК Я РАДА ТЕБЯ СЛЫШАТЬ! </text:span></text:p>
      <text:p text:style-name="P50">&gt;\<text:span text:style-name="T1">Я рад, что нашёл тебя, Тия.</text:span></text:p>
      <text:p text:style-name="P5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50">&gt;\<text:span text:style-name="T1">Тия, я сейчас подключу микрофон и колонки, и мы сможем общаться более удобно.</text:span></text:p>
      <text:p text:style-name="P49">…</text:p>
      <text:p text:style-name="P49"><text:soft-page-break/>– Привет опять. Как ты меня слышишь?</text:p>
      <text:p text:style-name="P4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50">– <text:span text:style-name="T1">Могу себе представить. Как-то раз я провёл три часа камере сенсорной депривации. Мне не понравилось.</text:span></text:p>
      <text:p text:style-name="P49">– Эммм... Ваше Высочество, вы в порядке? Мы так рады, что наконец-то нашли Вас! – вклинилась в разговор Эпплджек.</text:p>
      <text:p text:style-name="P49">– Кто тут? Макс, кто ещё с тобой?</text:p>
      <text:p text:style-name="P50"><text:span text:style-name="T1">– Со мной Эпплджек и Флаттершай. Мы пришли сюда полгода </text:span>&lt;<text:span text:style-name="T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50">– <text:span text:style-name="T1">Девочки? Я рада вас слышать. А Твайлайт нет рядом?</text:span></text:p>
      <text:p text:style-name="P4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9">При этих словах Дискорд замычал и задёргался. Эпплджек нахмурилась и проверила верёвки, привязывающие его к спинке стула.</text:p>
      <text:p text:style-name="P4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9">– Ноутбук — так называется место, где я нахожусь сейчас? А кто это мычит?</text:p>
      <text:p text:style-name="P4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9">– О, духи предков, но зачем??? Почему у него кляп во рту?</text:p>
      <text:p text:style-name="P49">– Мы связали его. Он нас предал. И тебя. И Эквестрию. Всех.</text:p>
      <text:p text:style-name="P49">При этих словах Эпплджек и Флаттершай непонимающе уставились на меня, а Дискорд протестующе замычал.</text:p>
      <text:p text:style-name="P49">Я начал рассказывать о своих догадках, и непонимающее выражение на лицах девушек сменилось удивлением.</text:p>
      <text:p text:style-name="P4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49">– А зачем тогда ты приложила его книгой? – непонимающе уставился я на неё.</text:p>
      <text:p text:style-name="P49">– Потому что ты напал на него. Я и подумала — тебе виднее. И подсобила.</text:p>
      <text:p text:style-name="P49">Флаттершай отрицающе мотнула головой.</text:p>
      <text:p text:style-name="P49">– Не может Дискорд быть предателем. Он мой друг.</text:p>
      <text:p text:style-name="P49">Дискорд благодарственно замычал и закивал головой.</text:p>
      <text:p text:style-name="P4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9">Дискорд завёл глаза на лоб и обречённо завыл.</text:p>
      <text:p text:style-name="P49">– Макс, постой. Дай мне поговорить с ним. – сказала Селестия. – Не могу поверить, что Дискорд на такое пошёл.</text:p>
      <text:p text:style-name="P49">– Ну хорошо. Поговори. Послушаем, что он скажет.</text:p>
      <text:p text:style-name="P49"><text:soft-page-break/>Я красноречиво покачал кулак перед его носом и вытащил кляп.</text:p>
      <text:p text:style-name="P49">...</text:p>
      <text:p text:style-name="P60">– Ффы, тьфу, пффф, пфу! <text:span text:style-name="T5">&lt;</text:span><text:span text:style-name="T10">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60">– Это я-то устраиваю цирк?!! ДА ТЫ НА СЕБЯ ПОСМОТРИ, КЛОУН!!! На людей кидаешься, чашками бросаешься, вон, мне нос разбил! Дерёшься...</text:p>
      <text:p text:style-name="P60">Я угрожающе поднёс тряпку к лицу Дискорда.</text:p>
      <text:p text:style-name="P60">– Ещё одно слово в таком тоне, и ты заткнёшься, а мы уйдём в Эквестрию без тебя!</text:p>
      <text:p text:style-name="P6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0">Дискорд демонстративно закрыл рот и посвистывая уставился в потолок.</text:p>
      <text:p text:style-name="P60">Разговор зашёл в тупик.</text:p>
      <text:p text:style-name="P62"/>
      <text:p text:style-name="P63">На мониторе высветился текст:</text:p>
      <text:p text:style-name="P6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3"/>
      <text:p text:style-name="P63">Из колонок послышался лёгкий шорох.</text:p>
      <text:p text:style-name="P60">– Дик, сейчас не время для ссор. – голос Селестии был мягким, но настойчивым. – Мы в одной лодке.</text:p>
      <text:p text:style-name="P60">– Тебе легко говорить! Тебе не разбивали нос и не оскорбляли угрозами!</text:p>
      <text:p text:style-name="P60">– Ты должен понимать, что у Макса были все основания так себя вести. Твоё поведение вызвало подозрения у него, ведь он мало тебя знает. </text:p>
      <text:p text:style-name="P60">К уговорам Селестии присоединилась Флаттершай.</text:p>
      <text:p text:style-name="P60">– Дискорд, миленький, прости его. Макс хороший. Он просто не знал, что ты тоже хороший...</text:p>
      <text:p text:style-name="P60">У Дискорда покраснели уши и он засмущался и заворчал.</text:p>
      <text:p text:style-name="P6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0">Я пропустил «дятла» мимо ушей.</text:p>
      <text:p text:style-name="P6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1">***</text:p>
      <text:p text:style-name="P6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text:soft-page-break/>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0">Потому разбрасываться такой возможностью не стоит. Если уж тебе повезло оказаться в новом мире — исследуй его сполна!..</text:p>
      <text:p text:style-name="P61">***</text:p>
      <text:p text:style-name="P65">&lt;<text:span text:style-name="T11">сюда можно вставить похождения Дискорда — вторая неопубликованная глава. Первая — секс с Селестией</text:span>&gt;</text:p>
      <text:p text:style-name="P61">***</text:p>
      <text:p text:style-name="P63">– Развяжите мне, наконец, руки! Или хотя бы одну. Плечами жестикулировать неудобно.... </text:p>
      <text:p text:style-name="P63">Я развязал Дискорду левую руку.</text:p>
      <text:p text:style-name="P6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3">Дискорд принялся разминать затёкшее запястье.</text:p>
      <text:p text:style-name="P6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3">– Какое письмо, Корди? – вскинулась до этого зачарованно слушавшая Дискорда Флаттершай.</text:p>
      <text:p text:style-name="P63">– Ну ваше же! Вы с Эпплджек написали мне о своих мытарствах тут. Вежливо так написали, спасибо...</text:p>
      <text:p text:style-name="P63">Флаттершай покрылась пунцовыми пятнами.</text:p>
      <text:p text:style-name="P63">– Я... Мы... – тут она совсем стушевалась.</text:p>
      <text:p text:style-name="P63">– Так а почему ты сказал, что никто не уйдёт в Эквестрию? – наконец перебила Дискорда скучавшая до этого Эпплджек.</text:p>
      <text:p text:style-name="P63">Дискорд уставился на неё долгим взглядом, а потом хлопнул себя по лбу.</text:p>
      <text:p text:style-name="P6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6">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oft-page-break/><text:span text:style-name="T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63">– И что? – продолжила его мысль Эпплджек.</text:p>
      <text:p text:style-name="P63">– Эквестрийские <text:span text:style-name="T5">&lt;</text:span><text:span text:style-name="T10">три месяца</text:span><text:span text:style-name="T5">&gt;</text:span> КО-РО-ЧЕ местных. – с нажимом повторил Дискорд. – По моим подсчётам, на два дня.</text:p>
      <text:p text:style-name="P63">– И?!! – до меня уже дошло, но Эпплджек продолжала тупить.</text:p>
      <text:p text:style-name="P63">– Короче, времени у нас осталось что-то около пятнадцати минут. Или около того. – заявил Дискорд, поднеся к глазам запястье с массивными часами.</text:p>
      <text:p text:style-name="P63">– СКОЛЬКО??? – воскликнули хором я и девушки.</text:p>
      <text:p text:style-name="P63">Дискорд открыл было рот, но его слова заглушил звонок в дверь.</text:p>
      <text:p text:style-name="P63">– ОТКРОЙТЕ, ПОЛИЦИЯ! Вам даётся полминуты, чтобы открыть дверь. Через тридцать секунд дверь будет выбита!</text:p>
      <text:p text:style-name="P6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3">Блядь!</text:p>
      <text:p text:style-name="P63">– На крышу, живо!!! Через окно на кухне! – зашипел Дискорд, отчаянно дёргая узлы свободной рукой.</text:p>
      <text:p text:style-name="P63">Эпплджек, одной рукой сгребя в охапку ноутбук, второй увлекая Флаттершай, кинулась на кухню.</text:p>
      <text:p text:style-name="P63">– А толку? Куда мы с крыши денемся? – спросил я растерянно. Дискорд только раздражённо зарычал в ответ.</text:p>
      <text:p text:style-name="P60">Дверь содрогнулась от мощного удара. Послышался стук падающей штукатурки. Я сломя голову кинулся на кухню.</text:p>
      <text:p text:style-name="P60">– Развяжи меня, идиот!!! – гаркнул вдогонку Дискорд.</text:p>
      <text:p text:style-name="P6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0">– Давай на крышу! Я догоню! – рявкнул он, освобождая вторую руку.</text:p>
      <text:p text:style-name="P60">От второго удара дверная коробка крякнула и наполовину въехала в коридор. </text:p>
      <text:p text:style-name="P6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0">Верёвка в кухонном окне дёргалась от движений лезущих по ней Флатти и Эпплджек. Я словил её рукой и стал на подоконник.</text:p>
      <text:p text:style-name="P60">Чёрт!</text:p>
      <text:p text:style-name="P6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60">Но нет, триста тысяч чертей, раз девушки смогли – я тоже смогу!</text:p>
      <text:p text:style-name="P6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text:soft-page-break/>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0">Я успел сократить расстояние до Эпплджек наполовину, когда девушки нашли решение.</text:p>
      <text:p text:style-name="P6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60">Я выдохнул.</text:p>
      <text:p text:style-name="P6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0">Чёрт! Чёрт! Чёрт! Чёрт!</text:p>
      <text:p text:style-name="P60">Бля!!!...</text:p>
      <text:p text:style-name="P60">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60"/>
      <text:h text:style-name="Heading_20_2" text:outline-level="2">Назад, в Эквестрию</text:h>
      <text:p text:style-name="P60"/>
      <text:p text:style-name="P60">Долго паниковать не пришлось. </text:p>
      <text:p text:style-name="P60">Я почувствовал сильный рывок за шиворот и захват поперёк груди. </text:p>
      <text:p text:style-name="P60">– ОТПУСТИ ДЕВЧОНКУ!!! – загрохотало мне в ухо. Я открыл глаза.</text:p>
      <text:p text:style-name="P6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0">Я чуть поднял глаза и уставился в чешуйчатую морду дракона.</text:p>
      <text:p text:style-name="P60">– Отпусти Эпплджек. Я её держу. – повторил Дискорд. – Мне сбалансироваться надо. Вы не такие уж и <text:soft-page-break/>лёгкие.</text:p>
      <text:p text:style-name="P6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0">Наконец это ему удалось, и дальнейший подъём на крышу происходил в молчании.</text:p>
      <text:p text:style-name="P6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0">Флаттершай оторвала заплаканное лицо от моей ветровки.</text:p>
      <text:p text:style-name="P60">– Да-да, ты прав, Корди. Я готова.</text:p>
      <text:p text:style-name="P60">На длинной шее Дискорда разместились Эпплджек и Флаттершай. Я, для сохранения баланса, разместился позади крыльев.</text:p>
      <text:p text:style-name="P60">Дискорд расправил крылья и начал короткую пробежку к краю.</text:p>
      <text:p text:style-name="P6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0">И мы полетели навстречу закату.</text:p>
      <text:p text:style-name="P6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0">Впереди по курсу увеличивалась громада моей высотки. Дискорд летел прямо на разрыв в ограждении, который я проделал <text:span text:style-name="T5">&lt;</text:span><text:span text:style-name="T10">полгода</text:span><text:span text:style-name="T5">&gt;</text:span> назад своим проходом в Эквестрию.</text:p>
      <text:p text:style-name="P6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0">– Пристегните ремни! – проревел Дискорд, резко ускоряясь. – Будет весело!!!</text:p>
      <text:p text:style-name="P6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0">– ЙУУУУУУУХХХУУУУУ!!! – заорал Дискорд, сложил крылья и врезался в шар.</text:p>
      <text:p text:style-name="P64">&lt;<text:span text:style-name="T1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8"/>
      <text:p text:style-name="P3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3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text:soft-page-break/>тоже. Я же, до последнего вертя головой из вертикального положения, со всей дури чухнулся лбом о край коридора.</text:p>
      <text:p text:style-name="P3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31"><text:span text:style-name="T1">– </text:span>Анакорн. <text:span text:style-name="T1">– о</text:span>трекомендовался он. <text:span text:style-name="T5">– </text:span><text:span text:style-name="T1">Демиург.</text:span></text:p>
      <text:p text:style-name="P31"><text:span text:style-name="T1">– </text:span>П-привет. Макс. <text:span text:style-name="T1">– в</text:span> смятении представился я.</text:p>
      <text:p text:style-name="P3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text:span><text:span text:style-name="T3">стаканом воды</text:span><text:span text:style-name="T1"> и веточкой сосны в вазочке.</text:span></text:p>
      <text:p text:style-name="P3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1"><text:span text:style-name="T1">Юноша</text:span> закинул ногу за ногу и пытливо смотрел на меня, играя карандашём .</text:p>
      <text:p text:style-name="P31">Я совсем запутался.</text:p>
      <text:p text:style-name="P31"><text:span text:style-name="T1">– </text:span>Какая проблема? Какое решение? Кто ты <text:span text:style-name="T1">вообще</text:span>?</text:p>
      <text:p text:style-name="P31"><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3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3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text:soft-page-break/>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34">– Стоп, не торопись. – у меня голова пошла кругом от информации. – Я ничего не понял. Какие-такие проблемы? Какие варианты? Зачем его поддерживать?</text:p>
      <text:p text:style-name="P34">Анакорн недовольно поморщился, но продолжил.</text:p>
      <text:p text:style-name="P3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text:span text:style-name="T19">и </text:span>тут у меня крайне мало времени... Ладно, попробую уложиться.</text:p>
      <text:p text:style-name="P3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3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3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34">Так вот, проблема таких миров — в их устойчивости. В самосозданных мирах царит идеальный баланс — там всё балансируется естественным образом, <text:span text:style-name="T19">нестабильности самоуничтожаются со временем</text:span>.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34">На голограмме появилась солнечная система Эквуса. Почему-то в центре системы был сам Эквус. Вокруг него вращались солнце и луна.</text:p>
      <text:p text:style-name="P34">Анакорн плюхнулся обратно в кресло и схватился за голову. Потом, немного успокоившись, продолжил.</text:p>
      <text:p text:style-name="P3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37">Анакорн отпил из стакана и продолжил.</text:p>
      <text:p text:style-name="P35">– И избавиться от <text:span text:style-name="T19">этих нестабильностей</text:span> Эквус не может, так как внешняя поддержка их усиливает и укрепляет. А как только внешняя поддержка достаточно иссякнет, он развалится из-за них же. <text:span text:style-name="T19">Слишком они глубоко прошиты в сруктуру Эквуса.</text:span> <text:span text:style-name="T19"><text:s/></text:span>Такой вот замкнутый круг получается.</text:p>
      <text:p text:style-name="P3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1">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text:span><text:span text:style-name="T3">Да даже то, что у тебя при попадании в Эквестрию не возникло языковых проблем — всего лишь результат расплывчатости реальности Эквуса. Он для </text:span><text:span text:style-name="T4">твоего удобства, чтобы сэкономить тоебе пару месяцев на обучение,</text:span><text:span text:style-name="T3"> лично породил отдельную ветвь реальности, говорящую на твоём языке! Хоть это и стоило ему пары городов на окраине.</text:span></text:p>
      <text:p text:style-name="P34">Анакорн постучал по столику указкой. Солнечная система увеличилась, оставив в поле зрения только шар Эквуса.</text:p>
      <text:p text:style-name="P3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3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3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5">старом аналоговом телевизоре.</text:span></text:p>
      <text:p text:style-name="P40">Ко мне наконец-то пришло понимание ситуации.</text:p>
      <text:p text:style-name="P4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34">Анакорн смутился.</text:p>
      <text:p text:style-name="P3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34">(<text:span text:style-name="T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34"><text:span text:style-name="T8">– Сам ты раздолбай! – произнёс, наконец, Свирл</text:span>)</text:p>
      <text:p text:style-name="P34">… И создали вы его достаточно топорно — видишь, он трещит по швам.</text:p>
      <text:p text:style-name="P34">– Хмм. То есть, это брони создали Эквус?</text:p>
      <text:p text:style-name="P3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34">Я вспомнил события последнего года <text:span text:style-name="T5">&lt;</text:span>упомянуть в эпизоде на Терре, что МЛП-сериал закрылся год назад<text:span text:style-name="T5">&gt;</text:span></text:p>
      <text:p text:style-name="P34">– Тогда понятно, почему Эквус загибается. Сериал прикрыли пару лет назад. Перестал собирать <text:soft-page-break/>кассу. Надо полагать, количество фанов стало сокращаться.</text:p>
      <text:p text:style-name="P34">Анакорн с такой силой сжал карандаш, что он хрустнул.</text:p>
      <text:p text:style-name="P3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3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3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3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8">– </text:p>
      <text:p text:style-name="P3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40">– Верни Рэйнбоу!!!</text:p>
      <text:p text:style-name="P40">Обломки карандаша выпали из кулака Анакорна на столик.</text:p>
      <text:p text:style-name="P40">– Э-э-э… м-м-м… ну-у-у... Нельзя сказать, что это совсем невыполнимо… Но, прямо скажу, задачка не для студента!</text:p>
      <text:p text:style-name="P40">– А ты студент?</text:p>
      <text:p text:style-name="P4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40">– Нет. Плата остаётся неизменной. Тут мы квиты. У меня тоже мало шансов помочь тебе — я не <text:soft-page-break/>имею ни малейшего понятия, как это сделать.</text:p>
      <text:p text:style-name="P40">Ставшие почти прозрачными стены комнаты снова обрели материальность. Анакорн пожал плечами и протянул мне руку через столик.</text:p>
      <text:p text:style-name="P4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0">Я задумался.</text:p>
      <text:p text:style-name="P4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0">Анакорн почесал в затылке.</text:p>
      <text:p text:style-name="P40">– А кьютимарки? Как, <text:span text:style-name="T5">&lt;</text:span><text:span text:style-name="T12">чёрт</text:span><text:span text:style-name="T5">&gt;</text:span> меня побери, объяснить кьютимарки?</text:p>
      <text:p text:style-name="P40">– А кьютимарки ты сам даришь пони, когда распознаёшь их жизненное предназначение.</text:p>
      <text:p text:style-name="P4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0">Я пожал плечами.</text:p>
      <text:p text:style-name="P40">– А по-другому я не могу объяснить их появление. К сожалению.</text:p>
      <text:p text:style-name="P5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51">– Хорошо. Уболтал. Кьютимарки беру на себя. Так и знал, что мне самое трудное достанется!</text:p>
      <text:p text:style-name="P5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51">Анакорн проследил мой взгляд.</text:p>
      <text:p text:style-name="P51">– Нечего так смотреть. Если я стану применять магию вместо ловкости, теряется весь смысл упражнения... О, глянь-ка на Эквус!</text:p>
      <text:p text:style-name="P51">И впрямь, было на что посмотреть. Уровень помех на модели Эквуса значительно снизился и сама она стала светиться ровным голубоватым светом.</text:p>
      <text:p text:style-name="P5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51"><text:soft-page-break/></text:p>
      <text:p text:style-name="P53">Да, т<text:span text:style-name="T1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54"/>
      <text:p text:style-name="P54">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53"/>
      <text:p text:style-name="P51">Я опять задумался. В голове было пусто. Хотя, если подумать с точки зрения программиста, можно... Наверное можно, раз все предыдущее прокатило...</text:p>
      <text:p text:style-name="P52">– <text:span text:style-name="T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52">– Не понял? Это как? Как ты совместишь разрушенную магическими войнами Эквестрию с романтически-сексуальным раем для попаданцев?</text:p>
      <text:p text:style-name="P52"><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52">Анакорн долго мусолил карандаш, а потом вдруг заржал.</text:p>
      <text:p text:style-name="P52"><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52"><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52">Анакорн примирительно похлопал меня по плечу.</text:p>
      <text:p text:style-name="P52"><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52">Я подозрительно посмотрел на Анакорна.</text:p>
      <text:p text:style-name="P52"><text:span text:style-name="T5">– </text:span>Какой ещё, нафиг, «мой фанфик»? Я никакого фанфика не писал. И не собираюсь, вообще-то.</text:p>
      <text:p text:style-name="P52">Анакорн ехидно ухмыльнулся и откинулся в кресле, переплетя пальцы за затылком.</text:p>
      <text:p text:style-name="P52"><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51"><text:soft-page-break/><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51"><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51"><text:span text:style-name="T5">– </text:span>Факн щит<text:note text:id="ftn6" text:note-class="footnote"><text:note-citation>6</text:note-citation><text:note-body><text:p text:style-name="P6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51">Анакорн развёл руками.</text:p>
      <text:p text:style-name="P51"><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5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5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51">Анакорн, глядя на мои терзания, понимающе кивнул и продолжил.</text:p>
      <text:p text:style-name="P34">–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34">– Гм! Я бы попросил тебя не касаться моих отношений с Рэйнбоу.</text:p>
      <text:p text:style-name="P3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34">У меня сердце буквально ухнуло куда-то вниз, в область желудка.</text:p>
      <text:p text:style-name="P3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3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34">– Та ладно, не утешай. Я не маленький ребёнок. Долг платежом красен. Сделаю то, что ты хочешь. Как сумею.</text:p>
      <text:p text:style-name="P3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34">Анакорн наблюдал за мной без улыбки. По его нейтральному выражению лица невозможно было <text:soft-page-break/>догадаться, о чём он думает.</text:p>
      <text:p text:style-name="P34">– Ну вот и отлично. Рад, что мы наконец-то пришли к сделке.</text:p>
      <text:p text:style-name="P4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41">– Пора закругляться. Ты начинаешь сгорать. Надо утрясти последние детали, пока ещё есть пару минут.</text:p>
      <text:p text:style-name="P34">– Валяй. Я тебя внимательно слушаю.</text:p>
      <text:p text:style-name="P3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0">Такова природа низкоэнергетических монад</text:span>.</text:p>
      <text:p text:style-name="P34">– А я разве сплю?</text:p>
      <text:p text:style-name="P34">– Сейчас — нет. Но как только мы закроем сделку — проснёшься. Потому что нет иного способа вернуть тебя в реальный мир.</text:p>
      <text:p text:style-name="P34">– Эээ, постой. А как я в Эквестрию и обратно возвращался?</text:p>
      <text:p text:style-name="P3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34">Так вот, возвращать тебя обратно в твой мир я не буду. </text:p>
      <text:p text:style-name="P34">Во-первых, может возникнуть временная <text:span text:style-name="T5">&lt;</text:span><text:span text:style-name="T10">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3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3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3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3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34">– Ты ещё увидишь пару снов на прощание. Удачи!</text:p>
      <text:p text:style-name="P34"/>
      <text:p text:style-name="P36">***</text:p>
      <text:p text:style-name="P34">– Привет, Макс. – образ Селестии снова реял передо мной, как <text:span text:style-name="T5">&lt;</text:span><text:span text:style-name="T10">полгода</text:span><text:span text:style-name="T5">&gt;</text:span> назад. – Я хочу поблагодарить тебя за всё.</text:p>
      <text:p text:style-name="P34">– Пожалста. – ответил я безучастно. – Всегда рад. Только Вам не нужно было ТАК распинаться, чтобы заручиться моей помощью.</text:p>
      <text:p text:style-name="P34"><text:soft-page-break/>Селестия на мгновение смутилась, но продолжила.</text:p>
      <text:p text:style-name="P34">–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1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3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0">Селестия кивнула, соглашаясь, и образ её начал меркнуть.</text:p>
      <text:p text:style-name="P64">– <text:span text:style-name="T1">Окей. Будь счастлив и... спасибо тебе за всё, Макс.</text:span></text:p>
      <text:p text:style-name="P60">…</text:p>
      <text:p text:style-name="P64">–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60"/>
      <text:list xml:id="list8020233952270489737" text:style-name="L8">
        <text:list-header>
          <text:p text:style-name="P80">(<text:span text:style-name="T13">Луна — как повелительница снов, слышала разговор Макса с Анакорном</text:span>)</text:p>
          <text:p text:style-name="P81"/>
        </text:list-header>
      </text:list>
      <text:p text:style-name="P61">***</text:p>
      <text:p text:style-name="P31"><text:span text:style-name="T1">–</text:span> Ты?..</text:p>
      <text:p text:style-name="P31"><text:span text:style-name="T1">–</text:span> Ты??!</text:p>
      <text:p text:style-name="P31"><text:span text:style-name="T1">–</text:span> Ты мне снишься??</text:p>
      <text:p text:style-name="P31"><text:span text:style-name="T1">–</text:span> Это ты мне снишься!!</text:p>
      <text:p text:style-name="P31"><text:span text:style-name="T1">–</text:span> Неважно… Пусть мы друг-другу снимся… Ты как, Дэш?</text:p>
      <text:p text:style-name="P3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1"><text:span text:style-name="T1">–</text:span> И я в порядке. Вот, возвращаюсь в свой мир. Ну, не совсем в свой. Почти в свой.</text:p>
      <text:p text:style-name="P31"><text:span text:style-name="T1">–</text:span> Навсегда?</text:p>
      <text:p text:style-name="P31"><text:span text:style-name="T1">–</text:span> Скорее всего, да.</text:p>
      <text:p text:style-name="P31"><text:span text:style-name="T1">–</text:span> Это плохо. Я хотела тебе сказать…</text:p>
      <text:p text:style-name="P31"><text:span text:style-name="T1">–</text:span> Не надо, Дэш. Не стоит терзать себя. Мне тоже очень хотелось остаться. Но так надо. Мне очень жаль…</text:p>
      <text:p text:style-name="P3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1"><text:soft-page-break/><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1"><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3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1"><text:span text:style-name="T1">–</text:span> И тебя, и Твайлайт, и Рэрити, и Селестию, и всех-всех-всех… Таковы правила.</text:p>
      <text:p text:style-name="P31"><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31">Я опустил руку на шею Дэш и ощутил теплоту и лёгкое покалывание в пустоте.</text:p>
      <text:p text:style-name="P31"><text:span text:style-name="T5">–</text:span> Мне кажется, Дэш, <text:span text:style-name="T1">м</text:span>ы найдём способ связаться. Рано или поздно.</text:p>
      <text:p text:style-name="P31"><text:span text:style-name="T1">–</text:span> И лучше рано, чем поздно! Я не люблю ждать!</text:p>
      <text:p text:style-name="P31"><text:span text:style-name="T1">–</text:span> Да, Дэш. <text:span text:style-name="T1">–</text:span> Её образ начал таять. <text:span text:style-name="T1">–</text:span> Да, я помню. Я всё ещё помню…</text:p>
      <text:p text:style-name="P31"/>
      <text:h text:style-name="Heading_20_2" text:outline-level="2">Земля</text:h>
      <text:p text:style-name="P31"/>
      <text:p text:style-name="P4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42"><text:span text:style-name="T1">Я нашарил ногами тапки и пошёл в ванную. Проходя мимо стола, зацепился взглядом за</text:span> эскиз <text:span text:style-name="T1">рисунка</text:span>.</text:p>
      <text:p text:style-name="P4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4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4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43">Доставая из стола ключи от машины, опять наткнулся взглядом на эскиз.</text:p>
      <text:p text:style-name="P4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43">Назову-ка я фантазию «Последний фанфик».</text:p>
      <text:p text:style-name="P43"><text:soft-page-break/></text:p>
      <text:p text:style-name="P43"/>
      <text:p text:style-name="P43"/>
      <text:p text:style-name="P31"/>
      <text:p text:style-name="P31"/>
      <text:p text:style-name="P31"/>
      <text:p text:style-name="P31"/>
      <text:p text:style-name="P31"/>
      <text:p text:style-name="P31"/>
      <text:p text:style-name="P31"/>
      <text:p text:style-name="P3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1"/>
      <text:p text:style-name="P3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0-15T19:00:30.777957268</dc:date>
    <meta:editing-duration>P30DT19H44M35S</meta:editing-duration>
    <meta:editing-cycles>563</meta:editing-cycles>
    <meta:generator>LibreOffice/4.4.2.2$Linux_X86_64 LibreOffice_project/40m0$Build-2</meta:generator>
    <meta:document-statistic meta:table-count="0" meta:image-count="0" meta:object-count="0" meta:page-count="99" meta:paragraph-count="1969" meta:word-count="41971" meta:character-count="279648" meta:non-whitespace-character-count="237541"/>
  </office:meta>
</office:document-meta>
</file>